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0.8882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2.5953in"/>
    </style:style>
    <style:style style:name="co31" style:family="table-column">
      <style:table-column-properties fo:break-before="auto" style:column-width="5.0854in"/>
    </style:style>
    <style:style style:name="co32" style:family="table-column">
      <style:table-column-properties fo:break-before="auto" style:column-width="0.9228in"/>
    </style:style>
    <style:style style:name="co33" style:family="table-column">
      <style:table-column-properties fo:break-before="auto" style:column-width="1.3799in"/>
    </style:style>
    <style:style style:name="co34" style:family="table-column">
      <style:table-column-properties fo:break-before="auto" style:column-width="0.8453in"/>
    </style:style>
    <style:style style:name="co35" style:family="table-column">
      <style:table-column-properties fo:break-before="auto" style:column-width="0.6984in"/>
    </style:style>
    <style:style style:name="co36" style:family="table-column">
      <style:table-column-properties fo:break-before="auto" style:column-width="0.7244in"/>
    </style:style>
    <style:style style:name="co37" style:family="table-column">
      <style:table-column-properties fo:break-before="auto" style:column-width="1.1555in"/>
    </style:style>
    <style:style style:name="co38" style:family="table-column">
      <style:table-column-properties fo:break-before="auto" style:column-width="0.6902in"/>
    </style:style>
    <style:style style:name="co39" style:family="table-column">
      <style:table-column-properties fo:break-before="auto" style:column-width="1.1902in"/>
    </style:style>
    <style:style style:name="co40" style:family="table-column">
      <style:table-column-properties fo:break-before="auto" style:column-width="1.4744in"/>
    </style:style>
    <style:style style:name="co41" style:family="table-column">
      <style:table-column-properties fo:break-before="auto" style:column-width="1.5953in"/>
    </style:style>
    <style:style style:name="co42" style:family="table-column">
      <style:table-column-properties fo:break-before="auto" style:column-width="1.2673in"/>
    </style:style>
    <style:style style:name="co43" style:family="table-column">
      <style:table-column-properties fo:break-before="auto" style:column-width="1.2244in"/>
    </style:style>
    <style:style style:name="co44" style:family="table-column">
      <style:table-column-properties fo:break-before="auto" style:column-width="1.052in"/>
    </style:style>
    <style:style style:name="co45" style:family="table-column">
      <style:table-column-properties fo:break-before="auto" style:column-width="2.1382in"/>
    </style:style>
    <style:style style:name="co46" style:family="table-column">
      <style:table-column-properties fo:break-before="auto" style:column-width="0.9835in"/>
    </style:style>
    <style:style style:name="co47" style:family="table-column">
      <style:table-column-properties fo:break-before="auto" style:column-width="0.8366in"/>
    </style:style>
    <style:style style:name="co48" style:family="table-column">
      <style:table-column-properties fo:break-before="auto" style:column-width="1.7161in"/>
    </style:style>
    <style:style style:name="co49" style:family="table-column">
      <style:table-column-properties fo:break-before="auto" style:column-width="1.7071in"/>
    </style:style>
    <style:style style:name="co50" style:family="table-column">
      <style:table-column-properties fo:break-before="auto" style:column-width="1.6465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4484in"/>
    </style:style>
    <style:style style:name="co53" style:family="table-column">
      <style:table-column-properties fo:break-before="auto" style:column-width="1.1811in"/>
    </style:style>
    <style:style style:name="co54" style:family="table-column">
      <style:table-column-properties fo:break-before="auto" style:column-width="0.9016in"/>
    </style:style>
    <style:style style:name="co55" style:family="table-column">
      <style:table-column-properties fo:break-before="auto" style:column-width="1.9354in"/>
    </style:style>
    <style:style style:name="co56" style:family="table-column">
      <style:table-column-properties fo:break-before="auto" style:column-width="0.7311in"/>
    </style:style>
    <style:style style:name="co57" style:family="table-column">
      <style:table-column-properties fo:break-before="auto" style:column-width="1.0366in"/>
    </style:style>
    <style:style style:name="co58" style:family="table-column">
      <style:table-column-properties fo:break-before="auto" style:column-width="0.7654in"/>
    </style:style>
    <style:style style:name="co59" style:family="table-column">
      <style:table-column-properties fo:break-before="auto" style:column-width="0.7319in"/>
    </style:style>
    <style:style style:name="co60" style:family="table-column">
      <style:table-column-properties fo:break-before="auto" style:column-width="1.3181in"/>
    </style:style>
    <style:style style:name="co61" style:family="table-column">
      <style:table-column-properties fo:break-before="auto" style:column-width="0.9409in"/>
    </style:style>
    <style:style style:name="co62" style:family="table-column">
      <style:table-column-properties fo:break-before="auto" style:column-width="0.8209in"/>
    </style:style>
    <style:style style:name="co63" style:family="table-column">
      <style:table-column-properties fo:break-before="auto" style:column-width="1.7827in"/>
    </style:style>
    <style:style style:name="co64" style:family="table-column">
      <style:table-column-properties fo:break-before="auto" style:column-width="2.3555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3102in"/>
    </style:style>
    <style:style style:name="co67" style:family="table-column">
      <style:table-column-properties fo:break-before="auto" style:column-width="2.4689in"/>
    </style:style>
    <style:style style:name="co68" style:family="table-column">
      <style:table-column-properties fo:break-before="auto" style:column-width="1.4138in"/>
    </style:style>
    <style:style style:name="co69" style:family="table-column">
      <style:table-column-properties fo:break-before="auto" style:column-width="3.3618in"/>
    </style:style>
    <style:style style:name="co70" style:family="table-column">
      <style:table-column-properties fo:break-before="auto" style:column-width="0.9484in"/>
    </style:style>
    <style:style style:name="co71" style:family="table-column">
      <style:table-column-properties fo:break-before="auto" style:column-width="1.0346in"/>
    </style:style>
    <style:style style:name="co72" style:family="table-column">
      <style:table-column-properties fo:break-before="auto" style:column-width="3.836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72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Excel_20_Built-in_20_Normal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Excel_20_Built-in_20_Normal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Excel_20_Built-in_20_Normal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Excel_20_Built-in_20_Normal">
      <style:table-cell-properties fo:border-bottom="none" fo:border-left="none" fo:border-right="none" fo:border-top="0.74pt solid #000000"/>
    </style:style>
    <style:style style:name="ce6" style:family="table-cell" style:parent-style-name="Excel_20_Built-in_20_Normal">
      <style:table-cell-properties fo:border-bottom="0.74pt solid #000000" fo:border-left="none" fo:border-right="none" fo:border-top="none"/>
    </style:style>
    <style:style style:name="ce7" style:family="table-cell" style:parent-style-name="Excel_20_Built-in_20_Normal">
      <style:table-cell-properties fo:border-bottom="none" fo:border-left="0.74pt solid #000000" fo:border-right="none" fo:border-top="none"/>
    </style:style>
    <style:style style:name="ce8" style:family="table-cell" style:parent-style-name="Excel_20_Built-in_20_Normal">
      <style:table-cell-properties fo:border-bottom="0.74pt solid #000000" fo:border-left="0.74pt solid #000000" fo:border-right="none" fo:border-top="none"/>
    </style:style>
    <style:style style:name="ce9" style:family="table-cell" style:parent-style-name="Excel_20_Built-in_20_Normal" style:data-style-name="N84">
      <style:table-cell-properties fo:border-bottom="none" fo:border-left="none" fo:border-right="0.74pt solid #000000" fo:border-top="none"/>
    </style:style>
    <style:style style:name="ce10" style:family="table-cell" style:parent-style-name="Excel_20_Built-in_20_Normal" style:data-style-name="N84">
      <style:table-cell-properties fo:border-bottom="0.74pt solid #000000" fo:border-left="none" fo:border-right="0.74pt solid #000000" fo:border-top="none"/>
    </style:style>
    <style:style style:name="ce11" style:family="table-cell" style:parent-style-name="Excel_20_Built-in_20_Normal">
      <style:table-cell-properties fo:border-bottom="none" fo:border-left="none" fo:border-right="0.74pt solid #000000" fo:border-top="none"/>
    </style:style>
    <style:style style:name="ce12" style:family="table-cell" style:parent-style-name="Excel_20_Built-in_20_Normal">
      <style:table-cell-properties fo:border-bottom="0.74pt solid #000000" fo:border-left="none" fo:border-right="0.74pt solid #000000" fo:border-top="none"/>
    </style:style>
    <style:style style:name="ce13" style:family="table-cell" style:parent-style-name="Excel_20_Built-in_20_Normal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PERSONAL</text:p>
          </table:table-cell>
          <table:table-cell table:style-name="ce5" table:number-columns-repeated="3"/>
          <table:table-cell table:style-name="ce5" office:value-type="string" calcext:value-type="string">
            <text:p>AUTHENTICATION</text:p>
          </table:table-cell>
          <table:table-cell table:style-name="ce5" table:number-columns-repeated="4"/>
          <table:table-cell table:style-name="ce5" office:value-type="string" calcext:value-type="string">
            <text:p>EMPLOYER</text:p>
          </table:table-cell>
          <table:table-cell table:style-name="ce5" table:number-columns-repeated="13"/>
          <table:table-cell table:style-name="ce5" office:value-type="string" calcext:value-type="string">
            <text:p>RESIDENCE</text:p>
          </table:table-cell>
          <table:table-cell table:style-name="ce5" table:number-columns-repeated="3"/>
          <table:table-cell table:style-name="ce13"/>
          <table:table-cell table:number-columns-repeated="227"/>
        </table:table-row>
        <table:table-row table:style-name="ro1">
          <table:table-cell table:style-name="ce2" office:value-type="string" calcext:value-type="string">
            <office:annotation draw:style-name="gr1" draw:text-style-name="P1" svg:width="1.5146in" svg:height="0.8252in" svg:x="1.0362in" svg:y="0.1039in" draw:caption-point-x="-0.1862in" draw:caption-point-y="0.1193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6" office:value-type="string" calcext:value-type="string">
            <text:p>First Name</text:p>
          </table:table-cell>
          <table:table-cell table:style-name="ce6" office:value-type="string" calcext:value-type="string">
            <text:p>Last Name</text:p>
          </table:table-cell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Date of Birth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Profile1</text:p>
          </table:table-cell>
          <table:table-cell table:style-name="ce6" office:value-type="string" calcext:value-type="string">
            <text:p>ProfileNum</text:p>
          </table:table-cell>
          <table:table-cell table:style-name="ce6" office:value-type="string" calcext:value-type="string">
            <text:p>ProfileName</text:p>
          </table:table-cell>
          <table:table-cell table:style-name="ce6" office:value-type="string" calcext:value-type="string">
            <text:p>Company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unction Level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Supervisor</text:p>
          </table:table-cell>
          <table:table-cell table:style-name="ce6" office:value-type="string" calcext:value-type="string">
            <text:p>Work Address1</text:p>
          </table:table-cell>
          <table:table-cell table:style-name="ce6" office:value-type="string" calcext:value-type="string">
            <text:p>Work City</text:p>
          </table:table-cell>
          <table:table-cell table:style-name="ce6" office:value-type="string" calcext:value-type="string">
            <text:p>Work State</text:p>
          </table:table-cell>
          <table:table-cell table:style-name="ce6" office:value-type="string" calcext:value-type="string">
            <text:p>Work PostalCode</text:p>
          </table:table-cell>
          <table:table-cell table:style-name="ce6" office:value-type="string" calcext:value-type="string">
            <text:p>Work Country</text:p>
          </table:table-cell>
          <table:table-cell table:style-name="ce6" office:value-type="string" calcext:value-type="string">
            <text:p>Work Phone</text:p>
          </table:table-cell>
          <table:table-cell table:style-name="ce6" office:value-type="string" calcext:value-type="string">
            <text:p>Work Fax</text:p>
          </table:table-cell>
          <table:table-cell table:style-name="ce6" office:value-type="string" calcext:value-type="string">
            <text:p>Home Address1</text:p>
          </table:table-cell>
          <table:table-cell table:style-name="ce6" office:value-type="string" calcext:value-type="string">
            <text:p>Home City</text:p>
          </table:table-cell>
          <table:table-cell table:style-name="ce6" office:value-type="string" calcext:value-type="string">
            <text:p>Home State</text:p>
          </table:table-cell>
          <table:table-cell table:style-name="ce6" office:value-type="string" calcext:value-type="string">
            <text:p>Home PostalCode</text:p>
          </table:table-cell>
          <table:table-cell table:style-name="ce12" office:value-type="string" calcext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coe</text:p>
          </table:table-cell>
          <table:table-cell office:value-type="string" calcext:value-type="string">
            <text:p>Jenks</text:p>
          </table:table-cell>
          <table:table-cell table:formula="of:=CONCATENATE(LEFT([.B3]);LEFT([.C3]))" office:value-type="string" office:string-value="BJ" calcext:value-type="string">
            <text:p>BJ</text:p>
          </table:table-cell>
          <table:table-cell table:style-name="ce9" office:value-type="date" office:date-value="1959-01-01" calcext:value-type="date">
            <text:p>1959-01-01</text:p>
          </table:table-cell>
          <table:table-cell table:style-name="ce7" office:value-type="string" calcext:value-type="string">
            <text:p>bjenk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lectronics Engineer</text:p>
          </table:table-cell>
          <table:table-cell table:formula="of:=CONCATENATE([.F3];&quot;@whizzer.local&quot;)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Professional Technical 08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electronics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ton</text:p>
          </table:table-cell>
          <table:table-cell office:value-type="string" calcext:value-type="string">
            <text:p>Swift</text:p>
          </table:table-cell>
          <table:table-cell table:formula="of:=CONCATENATE(LEFT([.B4]);LEFT([.C4]))" office:value-type="string" office:string-value="BS" calcext:value-type="string">
            <text:p>BS</text:p>
          </table:table-cell>
          <table:table-cell table:style-name="ce9" office:value-type="date" office:date-value="1939-02-01" calcext:value-type="date">
            <text:p>1939-02-01</text:p>
          </table:table-cell>
          <table:table-cell table:style-name="ce7" office:value-type="string" calcext:value-type="string">
            <text:p>b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esident</text:p>
          </table:table-cell>
          <table:table-cell table:formula="of:=CONCATENATE([.F4];&quot;@whizzer.local&quot;)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Management 13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ub</text:p>
          </table:table-cell>
          <table:table-cell office:value-type="string" calcext:value-type="string">
            <text:p>Armstrong</text:p>
          </table:table-cell>
          <table:table-cell table:formula="of:=CONCATENATE(LEFT([.B5]);LEFT([.C5]))" office:value-type="string" office:string-value="BA" calcext:value-type="string">
            <text:p>BA</text:p>
          </table:table-cell>
          <table:table-cell table:style-name="ce9" office:value-type="date" office:date-value="1959-03-01" calcext:value-type="date">
            <text:p>1959-03-01</text:p>
          </table:table-cell>
          <table:table-cell table:style-name="ce7" office:value-type="string" calcext:value-type="string">
            <text:p>barmstrong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Mechanical Engineer</text:p>
          </table:table-cell>
          <table:table-cell table:formula="of:=CONCATENATE([.F5];&quot;@whizzer.local&quot;)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echanical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Mason</text:p>
          </table:table-cell>
          <table:table-cell table:formula="of:=CONCATENATE(LEFT([.B6]);LEFT([.C6]))" office:value-type="string" office:string-value="FM" calcext:value-type="string">
            <text:p>FM</text:p>
          </table:table-cell>
          <table:table-cell table:style-name="ce9" office:value-type="date" office:date-value="1959-04-01" calcext:value-type="date">
            <text:p>1959-04-01</text:p>
          </table:table-cell>
          <table:table-cell table:style-name="ce7" office:value-type="string" calcext:value-type="string">
            <text:p>fma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ngineering Project Coordinator</text:p>
          </table:table-cell>
          <table:table-cell table:formula="of:=CONCATENATE([.F6];&quot;@whizzer.local&quot;)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isc parts and BOMs, and suppliers (e.g., mktg, manuals, etc.)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arret</text:p>
          </table:table-cell>
          <table:table-cell office:value-type="string" calcext:value-type="string">
            <text:p>Jackson</text:p>
          </table:table-cell>
          <table:table-cell table:formula="of:=CONCATENATE(LEFT([.B7]);LEFT([.C7]))" office:value-type="string" office:string-value="GJ" calcext:value-type="string">
            <text:p>GJ</text:p>
          </table:table-cell>
          <table:table-cell table:style-name="ce9" office:value-type="date" office:date-value="1959-05-01" calcext:value-type="date">
            <text:p>1959-05-01</text:p>
          </table:table-cell>
          <table:table-cell table:style-name="ce7" office:value-type="string" calcext:value-type="string">
            <text:p>gjack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grpMfgBuild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oduction Planner</text:p>
          </table:table-cell>
          <table:table-cell table:formula="of:=CONCATENATE([.F7];&quot;@whizzer.local&quot;)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Management 0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lans and manages builds, issues material, sets overkit and minimum stocking level quantities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ank</text:p>
          </table:table-cell>
          <table:table-cell office:value-type="string" calcext:value-type="string">
            <text:p>Baldwin</text:p>
          </table:table-cell>
          <table:table-cell table:formula="of:=CONCATENATE(LEFT([.B8]);LEFT([.C8]))" office:value-type="string" office:string-value="HB" calcext:value-type="string">
            <text:p>HB</text:p>
          </table:table-cell>
          <table:table-cell table:style-name="ce9" office:value-type="date" office:date-value="1959-06-01" calcext:value-type="date">
            <text:p>1959-06-01</text:p>
          </table:table-cell>
          <table:table-cell table:style-name="ce7" office:value-type="string" calcext:value-type="string">
            <text:p>hbaldwi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Lead Hand</text:p>
          </table:table-cell>
          <table:table-cell table:formula="of:=CONCATENATE([.F8];&quot;@whizzer.local&quot;)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Production 05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ssembles product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elen</text:p>
          </table:table-cell>
          <table:table-cell office:value-type="string" calcext:value-type="string">
            <text:p>Randall</text:p>
          </table:table-cell>
          <table:table-cell table:formula="of:=CONCATENATE(LEFT([.B9]);LEFT([.C9]))" office:value-type="string" office:string-value="HR" calcext:value-type="string">
            <text:p>HR</text:p>
          </table:table-cell>
          <table:table-cell table:style-name="ce9" office:value-type="date" office:date-value="1959-07-01" calcext:value-type="date">
            <text:p>1959-07-01</text:p>
          </table:table-cell>
          <table:table-cell table:style-name="ce7" office:value-type="string" calcext:value-type="string">
            <text:p>hrandall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P Clerk</text:p>
          </table:table-cell>
          <table:table-cell table:formula="of:=CONCATENATE([.F9];&quot;@whizzer.local&quot;)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Clerical 0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PO's (date closed) and Vendors (account info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cab</text:p>
          </table:table-cell>
          <table:table-cell office:value-type="string" calcext:value-type="string">
            <text:p>Wood</text:p>
          </table:table-cell>
          <table:table-cell table:formula="of:=CONCATENATE(LEFT([.B10]);LEFT([.C10]))" office:value-type="string" office:string-value="JW" calcext:value-type="string">
            <text:p>JW</text:p>
          </table:table-cell>
          <table:table-cell table:style-name="ce9" office:value-type="date" office:date-value="1959-08-01" calcext:value-type="date">
            <text:p>1959-08-01</text:p>
          </table:table-cell>
          <table:table-cell table:style-name="ce7" office:value-type="string" calcext:value-type="string">
            <text:p>jwo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grpSales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ales Agent</text:p>
          </table:table-cell>
          <table:table-cell table:formula="of:=CONCATENATE([.F10];&quot;@whizzer.local&quot;)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Sales &amp; Marketing 07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 calcext:value-type="string">
            <text:p>James Period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mes</text:p>
          </table:table-cell>
          <table:table-cell office:value-type="string" calcext:value-type="string">
            <text:p>Period</text:p>
          </table:table-cell>
          <table:table-cell table:formula="of:=CONCATENATE(LEFT([.B11]);LEFT([.C11]))" office:value-type="string" office:string-value="JP" calcext:value-type="string">
            <text:p>JP</text:p>
          </table:table-cell>
          <table:table-cell table:style-name="ce9" office:value-type="date" office:date-value="1959-09-01" calcext:value-type="date">
            <text:p>1959-09-01</text:p>
          </table:table-cell>
          <table:table-cell table:style-name="ce7" office:value-type="string" calcext:value-type="string">
            <text:p>jperi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Sales &amp; Marketing</text:p>
          </table:table-cell>
          <table:table-cell table:formula="of:=CONCATENATE([.F11];&quot;@whizzer.local&quot;)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Haddon</text:p>
          </table:table-cell>
          <table:table-cell table:formula="of:=CONCATENATE(LEFT([.B12]);LEFT([.C12]))" office:value-type="string" office:string-value="JH" calcext:value-type="string">
            <text:p>JH</text:p>
          </table:table-cell>
          <table:table-cell table:style-name="ce9" office:value-type="date" office:date-value="1959-10-01" calcext:value-type="date">
            <text:p>1959-10-01</text:p>
          </table:table-cell>
          <table:table-cell table:style-name="ce7" office:value-type="string" calcext:value-type="string">
            <text:p>jhadd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Buyer</text:p>
          </table:table-cell>
          <table:table-cell table:formula="of:=CONCATENATE([.F12];&quot;@whizzer.local&quot;)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Clerical 03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ssues PO's and manages delivery of goods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Morse</text:p>
          </table:table-cell>
          <table:table-cell table:formula="of:=CONCATENATE(LEFT([.B13]);LEFT([.C13]))" office:value-type="string" office:string-value="JM" calcext:value-type="string">
            <text:p>JM</text:p>
          </table:table-cell>
          <table:table-cell table:style-name="ce9" office:value-type="date" office:date-value="1959-11-01" calcext:value-type="date">
            <text:p>1959-11-01</text:p>
          </table:table-cell>
          <table:table-cell table:style-name="ce7" office:value-type="string" calcext:value-type="string">
            <text:p>jmorse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R Clerk</text:p>
          </table:table-cell>
          <table:table-cell table:formula="of:=CONCATENATE([.F13];&quot;@whizzer.local&quot;)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Clerical 0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Customers (account info) and Jobs <text:s/>(invoiced date, completed date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ohn</text:p>
          </table:table-cell>
          <table:table-cell office:value-type="string" calcext:value-type="string">
            <text:p>Sharp</text:p>
          </table:table-cell>
          <table:table-cell table:formula="of:=CONCATENATE(LEFT([.B14]);LEFT([.C14]))" office:value-type="string" office:string-value="JS" calcext:value-type="string">
            <text:p>JS</text:p>
          </table:table-cell>
          <table:table-cell table:style-name="ce9" office:value-type="date" office:date-value="1959-12-01" calcext:value-type="date">
            <text:p>1959-12-01</text:p>
          </table:table-cell>
          <table:table-cell table:style-name="ce7" office:value-type="string" calcext:value-type="string">
            <text:p>jsharp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Prod Mgmt</text:p>
          </table:table-cell>
          <table:table-cell table:formula="of:=CONCATENATE([.F14];&quot;@whizzer.local&quot;)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tha</text:p>
          </table:table-cell>
          <table:table-cell office:value-type="string" calcext:value-type="string">
            <text:p>Baggert</text:p>
          </table:table-cell>
          <table:table-cell table:formula="of:=CONCATENATE(LEFT([.B15]);LEFT([.C15]))" office:value-type="string" office:string-value="MB" calcext:value-type="string">
            <text:p>MB</text:p>
          </table:table-cell>
          <table:table-cell table:style-name="ce9" office:value-type="date" office:date-value="1935-01-01" calcext:value-type="date">
            <text:p>1935-01-01</text:p>
          </table:table-cell>
          <table:table-cell table:style-name="ce7" office:value-type="string" calcext:value-type="string">
            <text:p>mbagger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Human Resources</text:p>
          </table:table-cell>
          <table:table-cell table:formula="of:=CONCATENATE([.F15];&quot;@whizzer.local&quot;)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y</text:p>
          </table:table-cell>
          <table:table-cell office:value-type="string" calcext:value-type="string">
            <text:p>Nestor</text:p>
          </table:table-cell>
          <table:table-cell table:formula="of:=CONCATENATE(LEFT([.B16]);LEFT([.C16]))" office:value-type="string" office:string-value="MN" calcext:value-type="string">
            <text:p>MN</text:p>
          </table:table-cell>
          <table:table-cell table:style-name="ce9" office:value-type="date" office:date-value="1965-03-14" calcext:value-type="date">
            <text:p>1965-03-14</text:p>
          </table:table-cell>
          <table:table-cell table:style-name="ce7" office:value-type="string" calcext:value-type="string">
            <text:p>mnesto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Sysadmin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PVAdmin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IS-IT</text:p>
          </table:table-cell>
          <table:table-cell table:formula="of:=CONCATENATE([.F16];&quot;@whizzer.local&quot;)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MIS/I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nnie</text:p>
          </table:table-cell>
          <table:table-cell office:value-type="string" calcext:value-type="string">
            <text:p>Blair</text:p>
          </table:table-cell>
          <table:table-cell table:formula="of:=CONCATENATE(LEFT([.B17]);LEFT([.C17]))" office:value-type="string" office:string-value="MB" calcext:value-type="string">
            <text:p>MB</text:p>
          </table:table-cell>
          <table:table-cell table:style-name="ce9" office:value-type="date" office:date-value="1960-03-01" calcext:value-type="date">
            <text:p>1960-03-01</text:p>
          </table:table-cell>
          <table:table-cell table:style-name="ce7" office:value-type="string" calcext:value-type="string">
            <text:p>mblai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oftware Engineer</text:p>
          </table:table-cell>
          <table:table-cell table:formula="of:=CONCATENATE([.F17];&quot;@whizzer.local&quot;)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software as supporting document to electronics hardware assembly. Submits software files to the document repository.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quel</text:p>
          </table:table-cell>
          <table:table-cell office:value-type="string" calcext:value-type="string">
            <text:p>DeLazes</text:p>
          </table:table-cell>
          <table:table-cell table:formula="of:=CONCATENATE(LEFT([.B18]);LEFT([.C18]))" office:value-type="string" office:string-value="MD" calcext:value-type="string">
            <text:p>MD</text:p>
          </table:table-cell>
          <table:table-cell table:style-name="ce9" office:value-type="date" office:date-value="1960-04-01" calcext:value-type="date">
            <text:p>1960-04-01</text:p>
          </table:table-cell>
          <table:table-cell table:style-name="ce7" office:value-type="string" calcext:value-type="string">
            <text:p>mdelaze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grpRelCtrl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anufacturing</text:p>
          </table:table-cell>
          <table:table-cell table:formula="of:=CONCATENATE([.F18];&quot;@whizzer.local&quot;)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Management 0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ed</text:p>
          </table:table-cell>
          <table:table-cell office:value-type="string" calcext:value-type="string">
            <text:p>Newton</text:p>
          </table:table-cell>
          <table:table-cell table:formula="of:=CONCATENATE(LEFT([.B19]);LEFT([.C19]))" office:value-type="string" office:string-value="NN" calcext:value-type="string">
            <text:p>NN</text:p>
          </table:table-cell>
          <table:table-cell table:style-name="ce9" office:value-type="date" office:date-value="1960-05-01" calcext:value-type="date">
            <text:p>1960-05-01</text:p>
          </table:table-cell>
          <table:table-cell table:style-name="ce7" office:value-type="string" calcext:value-type="string">
            <text:p>nnewt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Chief Financial Officer</text:p>
          </table:table-cell>
          <table:table-cell table:formula="of:=CONCATENATE([.F19];&quot;@whizzer.local&quot;)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Management 1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d</text:p>
          </table:table-cell>
          <table:table-cell office:value-type="string" calcext:value-type="string">
            <text:p>Sampson</text:p>
          </table:table-cell>
          <table:table-cell table:formula="of:=CONCATENATE(LEFT([.B20]);LEFT([.C20]))" office:value-type="string" office:string-value="RS" calcext:value-type="string">
            <text:p>RS</text:p>
          </table:table-cell>
          <table:table-cell table:style-name="ce9" office:value-type="date" office:date-value="1937-06-01" calcext:value-type="date">
            <text:p>1937-06-01</text:p>
          </table:table-cell>
          <table:table-cell table:style-name="ce7" office:value-type="string" calcext:value-type="string">
            <text:p>rsamp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Quality</text:p>
          </table:table-cell>
          <table:table-cell table:formula="of:=CONCATENATE([.F20];&quot;@whizzer.local&quot;)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arah</text:p>
          </table:table-cell>
          <table:table-cell office:value-type="string" calcext:value-type="string">
            <text:p>Malloy</text:p>
          </table:table-cell>
          <table:table-cell table:formula="of:=CONCATENATE(LEFT([.B21]);LEFT([.C21]))" office:value-type="string" office:string-value="SM" calcext:value-type="string">
            <text:p>SM</text:p>
          </table:table-cell>
          <table:table-cell table:style-name="ce9" office:value-type="date" office:date-value="1960-07-01" calcext:value-type="date">
            <text:p>1960-07-01</text:p>
          </table:table-cell>
          <table:table-cell table:style-name="ce7" office:value-type="string" calcext:value-type="string">
            <text:p>smalloy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Receiver</text:p>
          </table:table-cell>
          <table:table-cell table:formula="of:=CONCATENATE([.F21];&quot;@whizzer.local&quot;)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Production 0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ceives goods into stock and assigns stock location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om</text:p>
          </table:table-cell>
          <table:table-cell office:value-type="string" calcext:value-type="string">
            <text:p>Swift</text:p>
          </table:table-cell>
          <table:table-cell table:formula="of:=CONCATENATE(LEFT([.B22]);LEFT([.C22]))" office:value-type="string" office:string-value="TS" calcext:value-type="string">
            <text:p>TS</text:p>
          </table:table-cell>
          <table:table-cell table:style-name="ce9" office:value-type="date" office:date-value="1959-11-25" calcext:value-type="date">
            <text:p>1959-11-25</text:p>
          </table:table-cell>
          <table:table-cell table:style-name="ce7" office:value-type="string" calcext:value-type="string">
            <text:p>t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Engineering</text:p>
          </table:table-cell>
          <table:table-cell table:formula="of:=CONCATENATE([.F22];&quot;@whizzer.local&quot;)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Management 12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akefield</text:p>
          </table:table-cell>
          <table:table-cell office:value-type="string" calcext:value-type="string">
            <text:p>Damon</text:p>
          </table:table-cell>
          <table:table-cell table:formula="of:=CONCATENATE(LEFT([.B23]);LEFT([.C23]))" office:value-type="string" office:string-value="WD" calcext:value-type="string">
            <text:p>WD</text:p>
          </table:table-cell>
          <table:table-cell table:style-name="ce9" office:value-type="date" office:date-value="1960-09-01" calcext:value-type="date">
            <text:p>1960-09-01</text:p>
          </table:table-cell>
          <table:table-cell table:style-name="ce7" office:value-type="string" calcext:value-type="string">
            <text:p>wdam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Technical Writer</text:p>
          </table:table-cell>
          <table:table-cell table:formula="of:=CONCATENATE([.F23];&quot;@whizzer.local&quot;)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Technical 07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Provides documents to Eng Prj Coordinator, who updates parts &amp; BOMs. Submits documents to the document repository.</text:p>
          </table:table-cell>
          <table:table-cell office:value-type="string" calcext:value-type="string">
            <text:p>John Sharp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illiam</text:p>
          </table:table-cell>
          <table:table-cell table:style-name="ce6" office:value-type="string" calcext:value-type="string">
            <text:p>Crawford</text:p>
          </table:table-cell>
          <table:table-cell table:style-name="ce6" table:formula="of:=CONCATENATE(LEFT([.B24]);LEFT([.C24]))" office:value-type="string" office:string-value="WC" calcext:value-type="string">
            <text:p>WC</text:p>
          </table:table-cell>
          <table:table-cell table:style-name="ce10" office:value-type="date" office:date-value="1960-10-01" calcext:value-type="date">
            <text:p>1960-10-01</text:p>
          </table:table-cell>
          <table:table-cell table:style-name="ce8" office:value-type="string" calcext:value-type="string">
            <text:p>wcrawford</text:p>
          </table:table-cell>
          <table:table-cell table:style-name="ce6" office:value-type="string" calcext:value-type="string">
            <text:p>appleton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grpView</text:p>
          </table:table-cell>
          <table:table-cell table:style-name="ce8" office:value-type="string" calcext:value-type="string">
            <text:p>Swift Construction Company</text:p>
          </table:table-cell>
          <table:table-cell table:style-name="ce6" office:value-type="string" calcext:value-type="string">
            <text:p>Director, Legal</text:p>
          </table:table-cell>
          <table:table-cell table:style-name="ce6" table:formula="of:=CONCATENATE([.F24];&quot;@whizzer.local&quot;)" office:value-type="string" office:string-value="wcrawford@whizzer.local" calcext:value-type="string">
            <text:p>wcrawford@whizzer.local</text:p>
          </table:table-cell>
          <table:table-cell table:style-name="ce6" office:value-type="string" calcext:value-type="string">
            <text:p>Management 11</text:p>
          </table:table-cell>
          <table:table-cell table:style-name="ce6" office:value-type="string" calcext:value-type="string">
            <text:p>Legal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Barton Swift</text:p>
          </table:table-cell>
          <table:table-cell table:style-name="ce6" office:value-type="string" calcext:value-type="string">
            <text:p>1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1-315-123-4567</text:p>
          </table:table-cell>
          <table:table-cell table:style-name="ce12" office:value-type="string" calcext:value-type="string">
            <text:p>1-315-123-4568</text:p>
          </table:table-cell>
          <table:table-cell table:style-name="ce8" office:value-type="string" calcext:value-type="string">
            <text:p>#22 - 2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12" office:value-type="string" calcext:value-type="string">
            <text:p>USA</text:p>
          </table:table-cell>
          <table:table-cell table:number-columns-repeated="22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ystem" table:style-name="ta2">
        <table:table-column table:style-name="co29" table:number-columns-repeated="6" table:default-cell-style-name="Default"/>
        <table:table-column table:style-name="co30" table:default-cell-style-name="Default"/>
        <table:table-column table:style-name="co29" table:number-columns-repeated="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gecos</text:p>
          </table:table-cell>
          <table:table-cell office:value-type="string" calcext:value-type="string">
            <text:p>home_dir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 file rec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number-columns-repeated="5"/>
          <table:table-cell table:formula="of:=CONCATENATE([$master.B3];&quot; &quot;;[$master.C3];&quot;, &quot;;[$master.L3])" office:value-type="string" office:string-value="Barcoe Jenks, Electronics Engineer" calcext:value-type="string">
            <text:p>Barcoe Jenks, Electronics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 calcext:value-type="string">
            <text:p>bjenks::::::Barcoe Jenks, Electronics Engineer::tcsh: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number-columns-repeated="5"/>
          <table:table-cell table:formula="of:=CONCATENATE([$master.B4];&quot; &quot;;[$master.C4];&quot;, &quot;;[$master.L4])" office:value-type="string" office:string-value="Barton Swift, President" calcext:value-type="string">
            <text:p>Barton Swift, President</text:p>
          </table:table-cell>
          <table:table-cell/>
          <table:table-cell office:value-type="string" calcext:value-type="string">
            <text:p>tcsh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 calcext:value-type="string">
            <text:p>bswift::::::Barton Swift, President::tcsh: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number-columns-repeated="5"/>
          <table:table-cell table:formula="of:=CONCATENATE([$master.B5];&quot; &quot;;[$master.C5];&quot;, &quot;;[$master.L5])" office:value-type="string" office:string-value="Bub Armstrong, Mechanical Engineer" calcext:value-type="string">
            <text:p>Bub Armstrong, Mechanical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 calcext:value-type="string">
            <text:p>barmstrong::::::Bub Armstrong, Mechanical Engineer::tcsh: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number-columns-repeated="5"/>
          <table:table-cell table:formula="of:=CONCATENATE([$master.B6];&quot; &quot;;[$master.C6];&quot;, &quot;;[$master.L6])" office:value-type="string" office:string-value="Frank Mason, Engineering Project Coordinator" calcext:value-type="string">
            <text:p>Frank Mason, Engineering Project Coordinator</text:p>
          </table:table-cell>
          <table:table-cell/>
          <table:table-cell office:value-type="string" calcext:value-type="string">
            <text:p>tcsh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 calcext:value-type="string">
            <text:p>fmason::::::Frank Mason, Engineering Project Coordinator::tcsh: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number-columns-repeated="5"/>
          <table:table-cell table:formula="of:=CONCATENATE([$master.B7];&quot; &quot;;[$master.C7];&quot;, &quot;;[$master.L7])" office:value-type="string" office:string-value="Garret Jackson, Production Planner" calcext:value-type="string">
            <text:p>Garret Jackson, Production Planner</text:p>
          </table:table-cell>
          <table:table-cell/>
          <table:table-cell office:value-type="string" calcext:value-type="string">
            <text:p>tcsh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 calcext:value-type="string">
            <text:p>gjackson::::::Garret Jackson, Production Planner::tcsh: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number-columns-repeated="5"/>
          <table:table-cell table:formula="of:=CONCATENATE([$master.B8];&quot; &quot;;[$master.C8];&quot;, &quot;;[$master.L8])" office:value-type="string" office:string-value="Hank Baldwin, Lead Hand" calcext:value-type="string">
            <text:p>Hank Baldwin, Lead Hand</text:p>
          </table:table-cell>
          <table:table-cell/>
          <table:table-cell office:value-type="string" calcext:value-type="string">
            <text:p>tcsh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 calcext:value-type="string">
            <text:p>hbaldwin::::::Hank Baldwin, Lead Hand::tcsh: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number-columns-repeated="5"/>
          <table:table-cell table:formula="of:=CONCATENATE([$master.B9];&quot; &quot;;[$master.C9];&quot;, &quot;;[$master.L9])" office:value-type="string" office:string-value="Helen Randall, AP Clerk" calcext:value-type="string">
            <text:p>Helen Randall, AP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 calcext:value-type="string">
            <text:p>hrandall::::::Helen Randall, AP Clerk::tcsh: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number-columns-repeated="5"/>
          <table:table-cell table:formula="of:=CONCATENATE([$master.B10];&quot; &quot;;[$master.C10];&quot;, &quot;;[$master.L10])" office:value-type="string" office:string-value="Jacab Wood, Sales Agent" calcext:value-type="string">
            <text:p>Jacab Wood, Sales Agent</text:p>
          </table:table-cell>
          <table:table-cell/>
          <table:table-cell office:value-type="string" calcext:value-type="string">
            <text:p>tcsh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 calcext:value-type="string">
            <text:p>jwood::::::Jacab Wood, Sales Agent::tcsh: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number-columns-repeated="5"/>
          <table:table-cell table:formula="of:=CONCATENATE([$master.B11];&quot; &quot;;[$master.C11];&quot;, &quot;;[$master.L11])" office:value-type="string" office:string-value="James Period, Director, Sales &amp; Marketing" calcext:value-type="string">
            <text:p>James Period, Director, Sales &amp; Marketing</text:p>
          </table:table-cell>
          <table:table-cell/>
          <table:table-cell office:value-type="string" calcext:value-type="string">
            <text:p>tcsh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 calcext:value-type="string">
            <text:p>jperiod::::::James Period, Director, Sales &amp; Marketing::tcsh: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number-columns-repeated="5"/>
          <table:table-cell table:formula="of:=CONCATENATE([$master.B12];&quot; &quot;;[$master.C12];&quot;, &quot;;[$master.L12])" office:value-type="string" office:string-value="Jennie Haddon, Buyer" calcext:value-type="string">
            <text:p>Jennie Haddon, Buyer</text:p>
          </table:table-cell>
          <table:table-cell/>
          <table:table-cell office:value-type="string" calcext:value-type="string">
            <text:p>tcsh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 calcext:value-type="string">
            <text:p>jhaddon::::::Jennie Haddon, Buyer::tcsh: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number-columns-repeated="5"/>
          <table:table-cell table:formula="of:=CONCATENATE([$master.B13];&quot; &quot;;[$master.C13];&quot;, &quot;;[$master.L13])" office:value-type="string" office:string-value="Jennie Morse, AR Clerk" calcext:value-type="string">
            <text:p>Jennie Morse, AR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 calcext:value-type="string">
            <text:p>jmorse::::::Jennie Morse, AR Clerk::tcsh: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number-columns-repeated="5"/>
          <table:table-cell table:formula="of:=CONCATENATE([$master.B14];&quot; &quot;;[$master.C14];&quot;, &quot;;[$master.L14])" office:value-type="string" office:string-value="John Sharp, Director, Prod Mgmt" calcext:value-type="string">
            <text:p>John Sharp, Director, Prod Mgmt</text:p>
          </table:table-cell>
          <table:table-cell/>
          <table:table-cell office:value-type="string" calcext:value-type="string">
            <text:p>tcsh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 calcext:value-type="string">
            <text:p>jsharp::::::John Sharp, Director, Prod Mgmt::tcsh: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number-columns-repeated="5"/>
          <table:table-cell table:formula="of:=CONCATENATE([$master.B15];&quot; &quot;;[$master.C15];&quot;, &quot;;[$master.L15])" office:value-type="string" office:string-value="Martha Baggert, Director, Human Resources" calcext:value-type="string">
            <text:p>Martha Baggert, Director, Human Resources</text:p>
          </table:table-cell>
          <table:table-cell/>
          <table:table-cell office:value-type="string" calcext:value-type="string">
            <text:p>tcsh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 calcext:value-type="string">
            <text:p>mbaggert::::::Martha Baggert, Director, Human Resources::tcsh: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number-columns-repeated="5"/>
          <table:table-cell table:formula="of:=CONCATENATE([$master.B16];&quot; &quot;;[$master.C16];&quot;, &quot;;[$master.L16])" office:value-type="string" office:string-value="Mary Nestor, Director, MIS-IT" calcext:value-type="string">
            <text:p>Mary Nestor, Director, MIS-IT</text:p>
          </table:table-cell>
          <table:table-cell/>
          <table:table-cell office:value-type="string" calcext:value-type="string">
            <text:p>tcsh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 calcext:value-type="string">
            <text:p>mnestor::::::Mary Nestor, Director, MIS-IT::tcsh: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number-columns-repeated="5"/>
          <table:table-cell table:formula="of:=CONCATENATE([$master.B17];&quot; &quot;;[$master.C17];&quot;, &quot;;[$master.L17])" office:value-type="string" office:string-value="Minnie Blair, Software Engineer" calcext:value-type="string">
            <text:p>Minnie Blair, Software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 calcext:value-type="string">
            <text:p>mblair::::::Minnie Blair, Software Engineer::tcsh: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number-columns-repeated="5"/>
          <table:table-cell table:formula="of:=CONCATENATE([$master.B18];&quot; &quot;;[$master.C18];&quot;, &quot;;[$master.L18])" office:value-type="string" office:string-value="Miquel DeLazes, Director, Manufacturing" calcext:value-type="string">
            <text:p>Miquel DeLazes, Director, Manufacturing</text:p>
          </table:table-cell>
          <table:table-cell/>
          <table:table-cell office:value-type="string" calcext:value-type="string">
            <text:p>tcsh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 calcext:value-type="string">
            <text:p>mdelazes::::::Miquel DeLazes, Director, Manufacturing::tcsh: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number-columns-repeated="5"/>
          <table:table-cell table:formula="of:=CONCATENATE([$master.B19];&quot; &quot;;[$master.C19];&quot;, &quot;;[$master.L19])" office:value-type="string" office:string-value="Ned Newton, Chief Financial Officer" calcext:value-type="string">
            <text:p>Ned Newton, Chief Financial Officer</text:p>
          </table:table-cell>
          <table:table-cell/>
          <table:table-cell office:value-type="string" calcext:value-type="string">
            <text:p>tcsh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 calcext:value-type="string">
            <text:p>nnewton::::::Ned Newton, Chief Financial Officer::tcsh: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number-columns-repeated="5"/>
          <table:table-cell table:formula="of:=CONCATENATE([$master.B20];&quot; &quot;;[$master.C20];&quot;, &quot;;[$master.L20])" office:value-type="string" office:string-value="Rad Sampson, Director, Quality" calcext:value-type="string">
            <text:p>Rad Sampson, Director, Quality</text:p>
          </table:table-cell>
          <table:table-cell/>
          <table:table-cell office:value-type="string" calcext:value-type="string">
            <text:p>tcsh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 calcext:value-type="string">
            <text:p>rsampson::::::Rad Sampson, Director, Quality::tcsh: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number-columns-repeated="5"/>
          <table:table-cell table:formula="of:=CONCATENATE([$master.B21];&quot; &quot;;[$master.C21];&quot;, &quot;;[$master.L21])" office:value-type="string" office:string-value="Sarah Malloy, Receiver" calcext:value-type="string">
            <text:p>Sarah Malloy, Receiver</text:p>
          </table:table-cell>
          <table:table-cell/>
          <table:table-cell office:value-type="string" calcext:value-type="string">
            <text:p>tcsh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 calcext:value-type="string">
            <text:p>smalloy::::::Sarah Malloy, Receiver::tcsh: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number-columns-repeated="5"/>
          <table:table-cell table:formula="of:=CONCATENATE([$master.B22];&quot; &quot;;[$master.C22];&quot;, &quot;;[$master.L22])" office:value-type="string" office:string-value="Tom Swift, Director, Engineering" calcext:value-type="string">
            <text:p>Tom Swift, Director, Engineering</text:p>
          </table:table-cell>
          <table:table-cell/>
          <table:table-cell office:value-type="string" calcext:value-type="string">
            <text:p>tcsh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 calcext:value-type="string">
            <text:p>tswift::::::Tom Swift, Director, Engineering::tcsh: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number-columns-repeated="5"/>
          <table:table-cell table:formula="of:=CONCATENATE([$master.B23];&quot; &quot;;[$master.C23];&quot;, &quot;;[$master.L23])" office:value-type="string" office:string-value="Wakefield Damon, Technical Writer" calcext:value-type="string">
            <text:p>Wakefield Damon, Technical Writer</text:p>
          </table:table-cell>
          <table:table-cell/>
          <table:table-cell office:value-type="string" calcext:value-type="string">
            <text:p>tcsh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 calcext:value-type="string">
            <text:p>wdamon::::::Wakefield Damon, Technical Writer::tcsh: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number-columns-repeated="5"/>
          <table:table-cell table:formula="of:=CONCATENATE([$master.B24];&quot; &quot;;[$master.C24];&quot;, &quot;;[$master.L24])" office:value-type="string" office:string-value="William Crawford, Director, Legal" calcext:value-type="string">
            <text:p>William Crawford, Director, Legal</text:p>
          </table:table-cell>
          <table:table-cell/>
          <table:table-cell office:value-type="string" calcext:value-type="string">
            <text:p>tcsh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 calcext:value-type="string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v" table:style-name="ta2"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ermission Group</text:p>
          </table:table-cell>
          <table:table-cell office:value-type="string" calcext:value-type="string">
            <office:annotation draw:style-name="gr2" draw:text-style-name="P2" svg:width="1.1413in" svg:height="0.7626in" svg:x="5.7201in" svg:y="0in" draw:caption-point-x="-0.2402in" draw:caption-point-y="0.0039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J3]" office:value-type="string" office:string-value="grpEng" calcext:value-type="string">
            <text:p>grpEng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J4]" office:value-type="string" office:string-value="grpView" calcext:value-type="string">
            <text:p>grpView</text:p>
          </table:table-cell>
          <table:table-cell table:formula="of:=[$master.L4]" office:value-type="string" office:string-value="President" calcext:value-type="string">
            <text:p>President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J5]" office:value-type="string" office:string-value="grpEng" calcext:value-type="string">
            <text:p>grpEng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J6]" office:value-type="string" office:string-value="grpEng" calcext:value-type="string">
            <text:p>grpEng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J7]" office:value-type="string" office:string-value="grpMfgBuild" calcext:value-type="string">
            <text:p>grpMfgBuild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J8]" office:value-type="string" office:string-value="grpView" calcext:value-type="string">
            <text:p>grpView</text:p>
          </table:table-cell>
          <table:table-cell table:formula="of:=[$master.L8]" office:value-type="string" office:string-value="Lead Hand" calcext:value-type="string">
            <text:p>Lead Hand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J9]" office:value-type="string" office:string-value="grpFinance" calcext:value-type="string">
            <text:p>grpFinance</text:p>
          </table:table-cell>
          <table:table-cell table:formula="of:=[$master.L9]" office:value-type="string" office:string-value="AP Clerk" calcext:value-type="string">
            <text:p>AP Clerk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J10]" office:value-type="string" office:string-value="grpSales" calcext:value-type="string">
            <text:p>grpSales</text:p>
          </table:table-cell>
          <table:table-cell table:formula="of:=[$master.L10]" office:value-type="string" office:string-value="Sales Agent" calcext:value-type="string">
            <text:p>Sales Agent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J11]" office:value-type="string" office:string-value="grpView" calcext:value-type="string">
            <text:p>grpView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J12]" office:value-type="string" office:string-value="grpPurchRcv" calcext:value-type="string">
            <text:p>grpPurchRcv</text:p>
          </table:table-cell>
          <table:table-cell table:formula="of:=[$master.L12]" office:value-type="string" office:string-value="Buyer" calcext:value-type="string">
            <text:p>Buyer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J13]" office:value-type="string" office:string-value="grpFinance" calcext:value-type="string">
            <text:p>grpFinance</text:p>
          </table:table-cell>
          <table:table-cell table:formula="of:=[$master.L13]" office:value-type="string" office:string-value="AR Clerk" calcext:value-type="string">
            <text:p>AR Clerk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J14]" office:value-type="string" office:string-value="grpView" calcext:value-type="string">
            <text:p>grpView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J15]" office:value-type="string" office:string-value="grpView" calcext:value-type="string">
            <text:p>grpView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J16]" office:value-type="string" office:string-value="PVAdmin" calcext:value-type="string">
            <text:p>PVAdmin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J17]" office:value-type="string" office:string-value="grpEng" calcext:value-type="string">
            <text:p>grpEng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J18]" office:value-type="string" office:string-value="grpRelCtrl" calcext:value-type="string">
            <text:p>grpRelCtrl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J19]" office:value-type="string" office:string-value="grpView" calcext:value-type="string">
            <text:p>grpView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J20]" office:value-type="string" office:string-value="grpView" calcext:value-type="string">
            <text:p>grpView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J21]" office:value-type="string" office:string-value="grpPurchRcv" calcext:value-type="string">
            <text:p>grpPurchRcv</text:p>
          </table:table-cell>
          <table:table-cell table:formula="of:=[$master.L21]" office:value-type="string" office:string-value="Receiver" calcext:value-type="string">
            <text:p>Receiver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J22]" office:value-type="string" office:string-value="grpView" calcext:value-type="string">
            <text:p>grpView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J23]" office:value-type="string" office:string-value="grpView" calcext:value-type="string">
            <text:p>grpView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J24]" office:value-type="string" office:string-value="grpView" calcext:value-type="string">
            <text:p>grpView</text:p>
          </table:table-cell>
          <table:table-cell table:formula="of:=[$master.L24]" office:value-type="string" office:string-value="Director, Legal" calcext:value-type="string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hievo" table:style-name="ta2">
        <table:table-column table:style-name="co3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ser-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/Provin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Function Level</text:p>
          </table:table-cell>
          <table:table-cell office:value-type="string" calcext:value-type="string">
            <text:p>Security Profil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style-name="ce14" table:formula="of:=CONCATENATE(LEFT([.C2];1);LEFT([.B2];1))" office:value-type="string" office:string-value="BJ" calcext:value-type="string">
            <text:p>BJ</text:p>
          </table:table-cell>
          <table:table-cell table:formula="of:=[$master.Y3]" office:value-type="string" office:string-value="#1 - 2 Swift Way" calcext:value-type="string">
            <text:p>#1 - 2 Swift Way</text:p>
          </table:table-cell>
          <table:table-cell table:formula="of:=[$master.AB3]" office:value-type="float" office:value="13054" calcext:value-type="float">
            <text:p>13054</text:p>
          </table:table-cell>
          <table:table-cell table:formula="of:=[$master.Z3]" office:value-type="string" office:string-value="Shopton" calcext:value-type="string">
            <text:p>Shopton</text:p>
          </table:table-cell>
          <table:table-cell table:formula="of:=[$master.AA3]" office:value-type="string" office:string-value="NY" calcext:value-type="string">
            <text:p>NY</text:p>
          </table:table-cell>
          <table:table-cell table:formula="of:=[$master.AC3]" office:value-type="string" office:string-value="USA" calcext:value-type="string">
            <text:p>USA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  <table:table-cell table:style-name="ce15" table:formula="of:=[$master.E3]" office:value-type="date" office:date-value="1959-01-01" calcext:value-type="date">
            <text:p>1959-01-01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formula="of:=[$master.K3]" office:value-type="string" office:string-value="Swift Construction Company" calcext:value-type="string">
            <text:p>Swift Construction Company</text:p>
          </table:table-cell>
          <table:table-cell table:formula="of:=[$master.Q3]" office:value-type="string" office:string-value="Tom Swift" calcext:value-type="string">
            <text:p>Tom Swift</text:p>
          </table:table-cell>
          <table:table-cell table:formula="of:=[$master.N3]" office:value-type="string" office:string-value="Professional Technical 08" calcext:value-type="string">
            <text:p>Professional Technical 08</text:p>
          </table:table-cell>
          <table:table-cell table:formula="of:=[$master.H3]" office:value-type="string" office:string-value="Team Member" calcext:value-type="string">
            <text:p>Team Member</text:p>
          </table:table-cell>
          <table:table-cell table:formula="of:=[$master.G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style-name="ce14" table:formula="of:=CONCATENATE(LEFT([.C3];1);LEFT([.B3];1))" office:value-type="string" office:string-value="BS" calcext:value-type="string">
            <text:p>BS</text:p>
          </table:table-cell>
          <table:table-cell table:formula="of:=[$master.Y4]" office:value-type="string" office:string-value="#2 - 2 Swift Way" calcext:value-type="string">
            <text:p>#2 - 2 Swift Way</text:p>
          </table:table-cell>
          <table:table-cell table:formula="of:=[$master.AB4]" office:value-type="float" office:value="13054" calcext:value-type="float">
            <text:p>13054</text:p>
          </table:table-cell>
          <table:table-cell table:formula="of:=[$master.Z4]" office:value-type="string" office:string-value="Shopton" calcext:value-type="string">
            <text:p>Shopton</text:p>
          </table:table-cell>
          <table:table-cell table:formula="of:=[$master.AA4]" office:value-type="string" office:string-value="NY" calcext:value-type="string">
            <text:p>NY</text:p>
          </table:table-cell>
          <table:table-cell table:formula="of:=[$master.AC4]" office:value-type="string" office:string-value="USA" calcext:value-type="string">
            <text:p>USA</text:p>
          </table:table-cell>
          <table:table-cell table:formula="of:=[$master.L4]" office:value-type="string" office:string-value="President" calcext:value-type="string">
            <text:p>President</text:p>
          </table:table-cell>
          <table:table-cell table:style-name="ce15" table:formula="of:=[$master.E4]" office:value-type="date" office:date-value="1939-02-01" calcext:value-type="date">
            <text:p>1939-02-01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table:formula="of:=[$master.K4]" office:value-type="string" office:string-value="Swift Construction Company" calcext:value-type="string">
            <text:p>Swift Construction Company</text:p>
          </table:table-cell>
          <table:table-cell/>
          <table:table-cell table:formula="of:=[$master.N4]" office:value-type="string" office:string-value="Management 13" calcext:value-type="string">
            <text:p>Management 13</text:p>
          </table:table-cell>
          <table:table-cell table:formula="of:=[$master.H4]" office:value-type="string" office:string-value="Manager" calcext:value-type="string">
            <text:p>Manager</text:p>
          </table:table-cell>
          <table:table-cell table:formula="of:=[$master.G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style-name="ce14" table:formula="of:=CONCATENATE(LEFT([.C4];1);LEFT([.B4];1))" office:value-type="string" office:string-value="BA" calcext:value-type="string">
            <text:p>BA</text:p>
          </table:table-cell>
          <table:table-cell table:formula="of:=[$master.Y5]" office:value-type="string" office:string-value="#3 - 2 Swift Way" calcext:value-type="string">
            <text:p>#3 - 2 Swift Way</text:p>
          </table:table-cell>
          <table:table-cell table:formula="of:=[$master.AB5]" office:value-type="float" office:value="13054" calcext:value-type="float">
            <text:p>13054</text:p>
          </table:table-cell>
          <table:table-cell table:formula="of:=[$master.Z5]" office:value-type="string" office:string-value="Shopton" calcext:value-type="string">
            <text:p>Shopton</text:p>
          </table:table-cell>
          <table:table-cell table:formula="of:=[$master.AA5]" office:value-type="string" office:string-value="NY" calcext:value-type="string">
            <text:p>NY</text:p>
          </table:table-cell>
          <table:table-cell table:formula="of:=[$master.AC5]" office:value-type="string" office:string-value="USA" calcext:value-type="string">
            <text:p>USA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  <table:table-cell table:style-name="ce15" table:formula="of:=[$master.E5]" office:value-type="date" office:date-value="1959-03-01" calcext:value-type="date">
            <text:p>1959-03-01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formula="of:=[$master.K5]" office:value-type="string" office:string-value="Swift Construction Company" calcext:value-type="string">
            <text:p>Swift Construction Company</text:p>
          </table:table-cell>
          <table:table-cell table:formula="of:=[$master.Q5]" office:value-type="string" office:string-value="Tom Swift" calcext:value-type="string">
            <text:p>Tom Swift</text:p>
          </table:table-cell>
          <table:table-cell table:formula="of:=[$master.N5]" office:value-type="string" office:string-value="Professional Technical 09" calcext:value-type="string">
            <text:p>Professional Technical 09</text:p>
          </table:table-cell>
          <table:table-cell table:formula="of:=[$master.H5]" office:value-type="string" office:string-value="Team Member" calcext:value-type="string">
            <text:p>Team Member</text:p>
          </table:table-cell>
          <table:table-cell table:formula="of:=[$master.G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style-name="ce14" table:formula="of:=CONCATENATE(LEFT([.C5];1);LEFT([.B5];1))" office:value-type="string" office:string-value="FM" calcext:value-type="string">
            <text:p>FM</text:p>
          </table:table-cell>
          <table:table-cell table:formula="of:=[$master.Y6]" office:value-type="string" office:string-value="#4 - 2 Swift Way" calcext:value-type="string">
            <text:p>#4 - 2 Swift Way</text:p>
          </table:table-cell>
          <table:table-cell table:formula="of:=[$master.AB6]" office:value-type="float" office:value="13054" calcext:value-type="float">
            <text:p>13054</text:p>
          </table:table-cell>
          <table:table-cell table:formula="of:=[$master.Z6]" office:value-type="string" office:string-value="Shopton" calcext:value-type="string">
            <text:p>Shopton</text:p>
          </table:table-cell>
          <table:table-cell table:formula="of:=[$master.AA6]" office:value-type="string" office:string-value="NY" calcext:value-type="string">
            <text:p>NY</text:p>
          </table:table-cell>
          <table:table-cell table:formula="of:=[$master.AC6]" office:value-type="string" office:string-value="USA" calcext:value-type="string">
            <text:p>USA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  <table:table-cell table:style-name="ce15" table:formula="of:=[$master.E6]" office:value-type="date" office:date-value="1959-04-01" calcext:value-type="date">
            <text:p>1959-04-01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table:formula="of:=[$master.K6]" office:value-type="string" office:string-value="Swift Construction Company" calcext:value-type="string">
            <text:p>Swift Construction Company</text:p>
          </table:table-cell>
          <table:table-cell table:formula="of:=[$master.Q6]" office:value-type="string" office:string-value="Tom Swift" calcext:value-type="string">
            <text:p>Tom Swift</text:p>
          </table:table-cell>
          <table:table-cell table:formula="of:=[$master.N6]" office:value-type="string" office:string-value="Professional Technical 09" calcext:value-type="string">
            <text:p>Professional Technical 09</text:p>
          </table:table-cell>
          <table:table-cell table:formula="of:=[$master.H6]" office:value-type="string" office:string-value="Team Member" calcext:value-type="string">
            <text:p>Team Member</text:p>
          </table:table-cell>
          <table:table-cell table:formula="of:=[$master.G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style-name="ce14" table:formula="of:=CONCATENATE(LEFT([.C6];1);LEFT([.B6];1))" office:value-type="string" office:string-value="GJ" calcext:value-type="string">
            <text:p>GJ</text:p>
          </table:table-cell>
          <table:table-cell table:formula="of:=[$master.Y7]" office:value-type="string" office:string-value="#5 - 2 Swift Way" calcext:value-type="string">
            <text:p>#5 - 2 Swift Way</text:p>
          </table:table-cell>
          <table:table-cell table:formula="of:=[$master.AB7]" office:value-type="float" office:value="13054" calcext:value-type="float">
            <text:p>13054</text:p>
          </table:table-cell>
          <table:table-cell table:formula="of:=[$master.Z7]" office:value-type="string" office:string-value="Shopton" calcext:value-type="string">
            <text:p>Shopton</text:p>
          </table:table-cell>
          <table:table-cell table:formula="of:=[$master.AA7]" office:value-type="string" office:string-value="NY" calcext:value-type="string">
            <text:p>NY</text:p>
          </table:table-cell>
          <table:table-cell table:formula="of:=[$master.AC7]" office:value-type="string" office:string-value="USA" calcext:value-type="string">
            <text:p>USA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  <table:table-cell table:style-name="ce15" table:formula="of:=[$master.E7]" office:value-type="date" office:date-value="1959-05-01" calcext:value-type="date">
            <text:p>1959-05-01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table:formula="of:=[$master.K7]" office:value-type="string" office:string-value="Swift Construction Company" calcext:value-type="string">
            <text:p>Swift Construction Company</text:p>
          </table:table-cell>
          <table:table-cell table:formula="of:=[$master.Q7]" office:value-type="string" office:string-value="Miguel DeLazes" calcext:value-type="string">
            <text:p>Miguel DeLazes</text:p>
          </table:table-cell>
          <table:table-cell table:formula="of:=[$master.N7]" office:value-type="string" office:string-value="Management 06" calcext:value-type="string">
            <text:p>Management 06</text:p>
          </table:table-cell>
          <table:table-cell table:formula="of:=[$master.H7]" office:value-type="string" office:string-value="Team Member" calcext:value-type="string">
            <text:p>Team Member</text:p>
          </table:table-cell>
          <table:table-cell table:formula="of:=[$master.G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style-name="ce14" table:formula="of:=CONCATENATE(LEFT([.C7];1);LEFT([.B7];1))" office:value-type="string" office:string-value="HB" calcext:value-type="string">
            <text:p>HB</text:p>
          </table:table-cell>
          <table:table-cell table:formula="of:=[$master.Y8]" office:value-type="string" office:string-value="#6 - 2 Swift Way" calcext:value-type="string">
            <text:p>#6 - 2 Swift Way</text:p>
          </table:table-cell>
          <table:table-cell table:formula="of:=[$master.AB8]" office:value-type="float" office:value="13054" calcext:value-type="float">
            <text:p>13054</text:p>
          </table:table-cell>
          <table:table-cell table:formula="of:=[$master.Z8]" office:value-type="string" office:string-value="Shopton" calcext:value-type="string">
            <text:p>Shopton</text:p>
          </table:table-cell>
          <table:table-cell table:formula="of:=[$master.AA8]" office:value-type="string" office:string-value="NY" calcext:value-type="string">
            <text:p>NY</text:p>
          </table:table-cell>
          <table:table-cell table:formula="of:=[$master.AC8]" office:value-type="string" office:string-value="USA" calcext:value-type="string">
            <text:p>USA</text:p>
          </table:table-cell>
          <table:table-cell table:formula="of:=[$master.L8]" office:value-type="string" office:string-value="Lead Hand" calcext:value-type="string">
            <text:p>Lead Hand</text:p>
          </table:table-cell>
          <table:table-cell table:style-name="ce15" table:formula="of:=[$master.E8]" office:value-type="date" office:date-value="1959-06-01" calcext:value-type="date">
            <text:p>1959-06-01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formula="of:=[$master.K8]" office:value-type="string" office:string-value="Swift Construction Company" calcext:value-type="string">
            <text:p>Swift Construction Company</text:p>
          </table:table-cell>
          <table:table-cell table:formula="of:=[$master.Q8]" office:value-type="string" office:string-value="Miguel DeLazes" calcext:value-type="string">
            <text:p>Miguel DeLazes</text:p>
          </table:table-cell>
          <table:table-cell table:formula="of:=[$master.N8]" office:value-type="string" office:string-value="Production 05" calcext:value-type="string">
            <text:p>Production 05</text:p>
          </table:table-cell>
          <table:table-cell table:formula="of:=[$master.H8]" office:value-type="string" office:string-value="Team Member" calcext:value-type="string">
            <text:p>Team Member</text:p>
          </table:table-cell>
          <table:table-cell table:formula="of:=[$master.G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style-name="ce14" table:formula="of:=CONCATENATE(LEFT([.C8];1);LEFT([.B8];1))" office:value-type="string" office:string-value="HR" calcext:value-type="string">
            <text:p>HR</text:p>
          </table:table-cell>
          <table:table-cell table:formula="of:=[$master.Y9]" office:value-type="string" office:string-value="#7 - 2 Swift Way" calcext:value-type="string">
            <text:p>#7 - 2 Swift Way</text:p>
          </table:table-cell>
          <table:table-cell table:formula="of:=[$master.AB9]" office:value-type="float" office:value="13054" calcext:value-type="float">
            <text:p>13054</text:p>
          </table:table-cell>
          <table:table-cell table:formula="of:=[$master.Z9]" office:value-type="string" office:string-value="Shopton" calcext:value-type="string">
            <text:p>Shopton</text:p>
          </table:table-cell>
          <table:table-cell table:formula="of:=[$master.AA9]" office:value-type="string" office:string-value="NY" calcext:value-type="string">
            <text:p>NY</text:p>
          </table:table-cell>
          <table:table-cell table:formula="of:=[$master.AC9]" office:value-type="string" office:string-value="USA" calcext:value-type="string">
            <text:p>USA</text:p>
          </table:table-cell>
          <table:table-cell table:formula="of:=[$master.L9]" office:value-type="string" office:string-value="AP Clerk" calcext:value-type="string">
            <text:p>AP Clerk</text:p>
          </table:table-cell>
          <table:table-cell table:style-name="ce15" table:formula="of:=[$master.E9]" office:value-type="date" office:date-value="1959-07-01" calcext:value-type="date">
            <text:p>1959-07-01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formula="of:=[$master.K9]" office:value-type="string" office:string-value="Swift Construction Company" calcext:value-type="string">
            <text:p>Swift Construction Company</text:p>
          </table:table-cell>
          <table:table-cell table:formula="of:=[$master.Q9]" office:value-type="string" office:string-value="Ned Newton" calcext:value-type="string">
            <text:p>Ned Newton</text:p>
          </table:table-cell>
          <table:table-cell table:formula="of:=[$master.N9]" office:value-type="string" office:string-value="Clerical 02" calcext:value-type="string">
            <text:p>Clerical 02</text:p>
          </table:table-cell>
          <table:table-cell table:formula="of:=[$master.H9]" office:value-type="string" office:string-value="Team Member" calcext:value-type="string">
            <text:p>Team Member</text:p>
          </table:table-cell>
          <table:table-cell table:formula="of:=[$master.G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style-name="ce14" table:formula="of:=CONCATENATE(LEFT([.C9];1);LEFT([.B9];1))" office:value-type="string" office:string-value="JW" calcext:value-type="string">
            <text:p>JW</text:p>
          </table:table-cell>
          <table:table-cell table:formula="of:=[$master.Y10]" office:value-type="string" office:string-value="#8 - 2 Swift Way" calcext:value-type="string">
            <text:p>#8 - 2 Swift Way</text:p>
          </table:table-cell>
          <table:table-cell table:formula="of:=[$master.AB10]" office:value-type="float" office:value="13054" calcext:value-type="float">
            <text:p>13054</text:p>
          </table:table-cell>
          <table:table-cell table:formula="of:=[$master.Z10]" office:value-type="string" office:string-value="Shopton" calcext:value-type="string">
            <text:p>Shopton</text:p>
          </table:table-cell>
          <table:table-cell table:formula="of:=[$master.AA10]" office:value-type="string" office:string-value="NY" calcext:value-type="string">
            <text:p>NY</text:p>
          </table:table-cell>
          <table:table-cell table:formula="of:=[$master.AC10]" office:value-type="string" office:string-value="USA" calcext:value-type="string">
            <text:p>USA</text:p>
          </table:table-cell>
          <table:table-cell table:formula="of:=[$master.L10]" office:value-type="string" office:string-value="Sales Agent" calcext:value-type="string">
            <text:p>Sales Agent</text:p>
          </table:table-cell>
          <table:table-cell table:style-name="ce15" table:formula="of:=[$master.E10]" office:value-type="date" office:date-value="1959-08-01" calcext:value-type="date">
            <text:p>1959-08-01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formula="of:=[$master.K10]" office:value-type="string" office:string-value="Swift Construction Company" calcext:value-type="string">
            <text:p>Swift Construction Company</text:p>
          </table:table-cell>
          <table:table-cell table:formula="of:=[$master.Q10]" office:value-type="string" office:string-value="James Period" calcext:value-type="string">
            <text:p>James Period</text:p>
          </table:table-cell>
          <table:table-cell table:formula="of:=[$master.N10]" office:value-type="string" office:string-value="Sales &amp; Marketing 07" calcext:value-type="string">
            <text:p>Sales &amp; Marketing 07</text:p>
          </table:table-cell>
          <table:table-cell table:formula="of:=[$master.H10]" office:value-type="string" office:string-value="Team Member" calcext:value-type="string">
            <text:p>Team Member</text:p>
          </table:table-cell>
          <table:table-cell table:formula="of:=[$master.G1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style-name="ce14" table:formula="of:=CONCATENATE(LEFT([.C10];1);LEFT([.B10];1))" office:value-type="string" office:string-value="JP" calcext:value-type="string">
            <text:p>JP</text:p>
          </table:table-cell>
          <table:table-cell table:formula="of:=[$master.Y11]" office:value-type="string" office:string-value="#9 - 2 Swift Way" calcext:value-type="string">
            <text:p>#9 - 2 Swift Way</text:p>
          </table:table-cell>
          <table:table-cell table:formula="of:=[$master.AB11]" office:value-type="float" office:value="13054" calcext:value-type="float">
            <text:p>13054</text:p>
          </table:table-cell>
          <table:table-cell table:formula="of:=[$master.Z11]" office:value-type="string" office:string-value="Shopton" calcext:value-type="string">
            <text:p>Shopton</text:p>
          </table:table-cell>
          <table:table-cell table:formula="of:=[$master.AA11]" office:value-type="string" office:string-value="NY" calcext:value-type="string">
            <text:p>NY</text:p>
          </table:table-cell>
          <table:table-cell table:formula="of:=[$master.AC11]" office:value-type="string" office:string-value="USA" calcext:value-type="string">
            <text:p>USA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  <table:table-cell table:style-name="ce15" table:formula="of:=[$master.E11]" office:value-type="date" office:date-value="1959-09-01" calcext:value-type="date">
            <text:p>1959-09-01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formula="of:=[$master.K11]" office:value-type="string" office:string-value="Swift Construction Company" calcext:value-type="string">
            <text:p>Swift Construction Company</text:p>
          </table:table-cell>
          <table:table-cell table:formula="of:=[$master.Q11]" office:value-type="string" office:string-value="Barton Swift" calcext:value-type="string">
            <text:p>Barton Swift</text:p>
          </table:table-cell>
          <table:table-cell table:formula="of:=[$master.N11]" office:value-type="string" office:string-value="Management 10" calcext:value-type="string">
            <text:p>Management 10</text:p>
          </table:table-cell>
          <table:table-cell table:formula="of:=[$master.H11]" office:value-type="string" office:string-value="Manager" calcext:value-type="string">
            <text:p>Manager</text:p>
          </table:table-cell>
          <table:table-cell table:formula="of:=[$master.G1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style-name="ce14" table:formula="of:=CONCATENATE(LEFT([.C11];1);LEFT([.B11];1))" office:value-type="string" office:string-value="JH" calcext:value-type="string">
            <text:p>JH</text:p>
          </table:table-cell>
          <table:table-cell table:formula="of:=[$master.Y12]" office:value-type="string" office:string-value="#10 - 2 Swift Way" calcext:value-type="string">
            <text:p>#10 - 2 Swift Way</text:p>
          </table:table-cell>
          <table:table-cell table:formula="of:=[$master.AB12]" office:value-type="float" office:value="13054" calcext:value-type="float">
            <text:p>13054</text:p>
          </table:table-cell>
          <table:table-cell table:formula="of:=[$master.Z12]" office:value-type="string" office:string-value="Shopton" calcext:value-type="string">
            <text:p>Shopton</text:p>
          </table:table-cell>
          <table:table-cell table:formula="of:=[$master.AA12]" office:value-type="string" office:string-value="NY" calcext:value-type="string">
            <text:p>NY</text:p>
          </table:table-cell>
          <table:table-cell table:formula="of:=[$master.AC12]" office:value-type="string" office:string-value="USA" calcext:value-type="string">
            <text:p>USA</text:p>
          </table:table-cell>
          <table:table-cell table:formula="of:=[$master.L12]" office:value-type="string" office:string-value="Buyer" calcext:value-type="string">
            <text:p>Buyer</text:p>
          </table:table-cell>
          <table:table-cell table:style-name="ce15" table:formula="of:=[$master.E12]" office:value-type="date" office:date-value="1959-10-01" calcext:value-type="date">
            <text:p>1959-10-01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formula="of:=[$master.K12]" office:value-type="string" office:string-value="Swift Construction Company" calcext:value-type="string">
            <text:p>Swift Construction Company</text:p>
          </table:table-cell>
          <table:table-cell table:formula="of:=[$master.Q12]" office:value-type="string" office:string-value="Miguel DeLazes" calcext:value-type="string">
            <text:p>Miguel DeLazes</text:p>
          </table:table-cell>
          <table:table-cell table:formula="of:=[$master.N12]" office:value-type="string" office:string-value="Clerical 03" calcext:value-type="string">
            <text:p>Clerical 03</text:p>
          </table:table-cell>
          <table:table-cell table:formula="of:=[$master.H12]" office:value-type="string" office:string-value="Team Member" calcext:value-type="string">
            <text:p>Team Member</text:p>
          </table:table-cell>
          <table:table-cell table:formula="of:=[$master.G1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style-name="ce14" table:formula="of:=CONCATENATE(LEFT([.C12];1);LEFT([.B12];1))" office:value-type="string" office:string-value="JM" calcext:value-type="string">
            <text:p>JM</text:p>
          </table:table-cell>
          <table:table-cell table:formula="of:=[$master.Y13]" office:value-type="string" office:string-value="#11 - 2 Swift Way" calcext:value-type="string">
            <text:p>#11 - 2 Swift Way</text:p>
          </table:table-cell>
          <table:table-cell table:formula="of:=[$master.AB13]" office:value-type="float" office:value="13054" calcext:value-type="float">
            <text:p>13054</text:p>
          </table:table-cell>
          <table:table-cell table:formula="of:=[$master.Z13]" office:value-type="string" office:string-value="Shopton" calcext:value-type="string">
            <text:p>Shopton</text:p>
          </table:table-cell>
          <table:table-cell table:formula="of:=[$master.AA13]" office:value-type="string" office:string-value="NY" calcext:value-type="string">
            <text:p>NY</text:p>
          </table:table-cell>
          <table:table-cell table:formula="of:=[$master.AC13]" office:value-type="string" office:string-value="USA" calcext:value-type="string">
            <text:p>USA</text:p>
          </table:table-cell>
          <table:table-cell table:formula="of:=[$master.L13]" office:value-type="string" office:string-value="AR Clerk" calcext:value-type="string">
            <text:p>AR Clerk</text:p>
          </table:table-cell>
          <table:table-cell table:style-name="ce15" table:formula="of:=[$master.E13]" office:value-type="date" office:date-value="1959-11-01" calcext:value-type="date">
            <text:p>1959-11-01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formula="of:=[$master.K13]" office:value-type="string" office:string-value="Swift Construction Company" calcext:value-type="string">
            <text:p>Swift Construction Company</text:p>
          </table:table-cell>
          <table:table-cell table:formula="of:=[$master.Q13]" office:value-type="string" office:string-value="Ned Newton" calcext:value-type="string">
            <text:p>Ned Newton</text:p>
          </table:table-cell>
          <table:table-cell table:formula="of:=[$master.N13]" office:value-type="string" office:string-value="Clerical 04" calcext:value-type="string">
            <text:p>Clerical 04</text:p>
          </table:table-cell>
          <table:table-cell table:formula="of:=[$master.H13]" office:value-type="string" office:string-value="Team Member" calcext:value-type="string">
            <text:p>Team Member</text:p>
          </table:table-cell>
          <table:table-cell table:formula="of:=[$master.G1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style-name="ce14" table:formula="of:=CONCATENATE(LEFT([.C13];1);LEFT([.B13];1))" office:value-type="string" office:string-value="JS" calcext:value-type="string">
            <text:p>JS</text:p>
          </table:table-cell>
          <table:table-cell table:formula="of:=[$master.Y14]" office:value-type="string" office:string-value="#12 - 2 Swift Way" calcext:value-type="string">
            <text:p>#12 - 2 Swift Way</text:p>
          </table:table-cell>
          <table:table-cell table:formula="of:=[$master.AB14]" office:value-type="float" office:value="13054" calcext:value-type="float">
            <text:p>13054</text:p>
          </table:table-cell>
          <table:table-cell table:formula="of:=[$master.Z14]" office:value-type="string" office:string-value="Shopton" calcext:value-type="string">
            <text:p>Shopton</text:p>
          </table:table-cell>
          <table:table-cell table:formula="of:=[$master.AA14]" office:value-type="string" office:string-value="NY" calcext:value-type="string">
            <text:p>NY</text:p>
          </table:table-cell>
          <table:table-cell table:formula="of:=[$master.AC14]" office:value-type="string" office:string-value="USA" calcext:value-type="string">
            <text:p>USA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  <table:table-cell table:style-name="ce15" table:formula="of:=[$master.E14]" office:value-type="date" office:date-value="1959-12-01" calcext:value-type="date">
            <text:p>1959-12-01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formula="of:=[$master.K14]" office:value-type="string" office:string-value="Swift Construction Company" calcext:value-type="string">
            <text:p>Swift Construction Company</text:p>
          </table:table-cell>
          <table:table-cell table:formula="of:=[$master.Q14]" office:value-type="string" office:string-value="Barton Swift" calcext:value-type="string">
            <text:p>Barton Swift</text:p>
          </table:table-cell>
          <table:table-cell table:formula="of:=[$master.N14]" office:value-type="string" office:string-value="Management 10" calcext:value-type="string">
            <text:p>Management 10</text:p>
          </table:table-cell>
          <table:table-cell table:formula="of:=[$master.H14]" office:value-type="string" office:string-value="Manager" calcext:value-type="string">
            <text:p>Manager</text:p>
          </table:table-cell>
          <table:table-cell table:formula="of:=[$master.G1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style-name="ce14" table:formula="of:=CONCATENATE(LEFT([.C14];1);LEFT([.B14];1))" office:value-type="string" office:string-value="MB" calcext:value-type="string">
            <text:p>MB</text:p>
          </table:table-cell>
          <table:table-cell table:formula="of:=[$master.Y15]" office:value-type="string" office:string-value="#13 - 2 Swift Way" calcext:value-type="string">
            <text:p>#13 - 2 Swift Way</text:p>
          </table:table-cell>
          <table:table-cell table:formula="of:=[$master.AB15]" office:value-type="float" office:value="13054" calcext:value-type="float">
            <text:p>13054</text:p>
          </table:table-cell>
          <table:table-cell table:formula="of:=[$master.Z15]" office:value-type="string" office:string-value="Shopton" calcext:value-type="string">
            <text:p>Shopton</text:p>
          </table:table-cell>
          <table:table-cell table:formula="of:=[$master.AA15]" office:value-type="string" office:string-value="NY" calcext:value-type="string">
            <text:p>NY</text:p>
          </table:table-cell>
          <table:table-cell table:formula="of:=[$master.AC15]" office:value-type="string" office:string-value="USA" calcext:value-type="string">
            <text:p>USA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  <table:table-cell table:style-name="ce15" table:formula="of:=[$master.E15]" office:value-type="date" office:date-value="1935-01-01" calcext:value-type="date">
            <text:p>1935-01-01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formula="of:=[$master.K15]" office:value-type="string" office:string-value="Swift Construction Company" calcext:value-type="string">
            <text:p>Swift Construction Company</text:p>
          </table:table-cell>
          <table:table-cell table:formula="of:=[$master.Q15]" office:value-type="string" office:string-value="Barton Swift" calcext:value-type="string">
            <text:p>Barton Swift</text:p>
          </table:table-cell>
          <table:table-cell table:formula="of:=[$master.N15]" office:value-type="string" office:string-value="Management 10" calcext:value-type="string">
            <text:p>Management 10</text:p>
          </table:table-cell>
          <table:table-cell table:formula="of:=[$master.H15]" office:value-type="string" office:string-value="Manager" calcext:value-type="string">
            <text:p>Manager</text:p>
          </table:table-cell>
          <table:table-cell table:formula="of:=[$master.G1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style-name="ce14" table:formula="of:=CONCATENATE(LEFT([.C15];1);LEFT([.B15];1))" office:value-type="string" office:string-value="MN" calcext:value-type="string">
            <text:p>MN</text:p>
          </table:table-cell>
          <table:table-cell table:formula="of:=[$master.Y16]" office:value-type="string" office:string-value="#14 - 2 Swift Way" calcext:value-type="string">
            <text:p>#14 - 2 Swift Way</text:p>
          </table:table-cell>
          <table:table-cell table:formula="of:=[$master.AB16]" office:value-type="float" office:value="13054" calcext:value-type="float">
            <text:p>13054</text:p>
          </table:table-cell>
          <table:table-cell table:formula="of:=[$master.Z16]" office:value-type="string" office:string-value="Shopton" calcext:value-type="string">
            <text:p>Shopton</text:p>
          </table:table-cell>
          <table:table-cell table:formula="of:=[$master.AA16]" office:value-type="string" office:string-value="NY" calcext:value-type="string">
            <text:p>NY</text:p>
          </table:table-cell>
          <table:table-cell table:formula="of:=[$master.AC16]" office:value-type="string" office:string-value="USA" calcext:value-type="string">
            <text:p>USA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  <table:table-cell table:style-name="ce15" table:formula="of:=[$master.E16]" office:value-type="date" office:date-value="1965-03-14" calcext:value-type="date">
            <text:p>1965-03-14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formula="of:=[$master.K16]" office:value-type="string" office:string-value="Swift Construction Company" calcext:value-type="string">
            <text:p>Swift Construction Company</text:p>
          </table:table-cell>
          <table:table-cell table:formula="of:=[$master.Q16]" office:value-type="string" office:string-value="Barton Swift" calcext:value-type="string">
            <text:p>Barton Swift</text:p>
          </table:table-cell>
          <table:table-cell table:formula="of:=[$master.N16]" office:value-type="string" office:string-value="Management 10" calcext:value-type="string">
            <text:p>Management 10</text:p>
          </table:table-cell>
          <table:table-cell table:formula="of:=[$master.H16]" office:value-type="string" office:string-value="Sysadmin" calcext:value-type="string">
            <text:p>Sysadmin</text:p>
          </table:table-cell>
          <table:table-cell table:formula="of:=[$master.G1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style-name="ce14" table:formula="of:=CONCATENATE(LEFT([.C16];1);LEFT([.B16];1))" office:value-type="string" office:string-value="MB" calcext:value-type="string">
            <text:p>MB</text:p>
          </table:table-cell>
          <table:table-cell table:formula="of:=[$master.Y17]" office:value-type="string" office:string-value="#15 - 2 Swift Way" calcext:value-type="string">
            <text:p>#15 - 2 Swift Way</text:p>
          </table:table-cell>
          <table:table-cell table:formula="of:=[$master.AB17]" office:value-type="float" office:value="13054" calcext:value-type="float">
            <text:p>13054</text:p>
          </table:table-cell>
          <table:table-cell table:formula="of:=[$master.Z17]" office:value-type="string" office:string-value="Shopton" calcext:value-type="string">
            <text:p>Shopton</text:p>
          </table:table-cell>
          <table:table-cell table:formula="of:=[$master.AA17]" office:value-type="string" office:string-value="NY" calcext:value-type="string">
            <text:p>NY</text:p>
          </table:table-cell>
          <table:table-cell table:formula="of:=[$master.AC17]" office:value-type="string" office:string-value="USA" calcext:value-type="string">
            <text:p>USA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  <table:table-cell table:style-name="ce15" table:formula="of:=[$master.E17]" office:value-type="date" office:date-value="1960-03-01" calcext:value-type="date">
            <text:p>1960-03-01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table:formula="of:=[$master.K17]" office:value-type="string" office:string-value="Swift Construction Company" calcext:value-type="string">
            <text:p>Swift Construction Company</text:p>
          </table:table-cell>
          <table:table-cell table:formula="of:=[$master.Q17]" office:value-type="string" office:string-value="Tom Swift" calcext:value-type="string">
            <text:p>Tom Swift</text:p>
          </table:table-cell>
          <table:table-cell table:formula="of:=[$master.N17]" office:value-type="string" office:string-value="Professional Technical 09" calcext:value-type="string">
            <text:p>Professional Technical 09</text:p>
          </table:table-cell>
          <table:table-cell table:formula="of:=[$master.H17]" office:value-type="string" office:string-value="Team Member" calcext:value-type="string">
            <text:p>Team Member</text:p>
          </table:table-cell>
          <table:table-cell table:formula="of:=[$master.G1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style-name="ce14" table:formula="of:=CONCATENATE(LEFT([.C17];1);LEFT([.B17];1))" office:value-type="string" office:string-value="MD" calcext:value-type="string">
            <text:p>MD</text:p>
          </table:table-cell>
          <table:table-cell table:formula="of:=[$master.Y18]" office:value-type="string" office:string-value="#16 - 2 Swift Way" calcext:value-type="string">
            <text:p>#16 - 2 Swift Way</text:p>
          </table:table-cell>
          <table:table-cell table:formula="of:=[$master.AB18]" office:value-type="float" office:value="13054" calcext:value-type="float">
            <text:p>13054</text:p>
          </table:table-cell>
          <table:table-cell table:formula="of:=[$master.Z18]" office:value-type="string" office:string-value="Shopton" calcext:value-type="string">
            <text:p>Shopton</text:p>
          </table:table-cell>
          <table:table-cell table:formula="of:=[$master.AA18]" office:value-type="string" office:string-value="NY" calcext:value-type="string">
            <text:p>NY</text:p>
          </table:table-cell>
          <table:table-cell table:formula="of:=[$master.AC18]" office:value-type="string" office:string-value="USA" calcext:value-type="string">
            <text:p>USA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  <table:table-cell table:style-name="ce15" table:formula="of:=[$master.E18]" office:value-type="date" office:date-value="1960-04-01" calcext:value-type="date">
            <text:p>1960-04-01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table:formula="of:=[$master.K18]" office:value-type="string" office:string-value="Swift Construction Company" calcext:value-type="string">
            <text:p>Swift Construction Company</text:p>
          </table:table-cell>
          <table:table-cell table:formula="of:=[$master.Q18]" office:value-type="string" office:string-value="Barton Swift" calcext:value-type="string">
            <text:p>Barton Swift</text:p>
          </table:table-cell>
          <table:table-cell table:formula="of:=[$master.N18]" office:value-type="string" office:string-value="Management 09" calcext:value-type="string">
            <text:p>Management 09</text:p>
          </table:table-cell>
          <table:table-cell table:formula="of:=[$master.H18]" office:value-type="string" office:string-value="Team Member" calcext:value-type="string">
            <text:p>Team Member</text:p>
          </table:table-cell>
          <table:table-cell table:formula="of:=[$master.G1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style-name="ce14" table:formula="of:=CONCATENATE(LEFT([.C18];1);LEFT([.B18];1))" office:value-type="string" office:string-value="NN" calcext:value-type="string">
            <text:p>NN</text:p>
          </table:table-cell>
          <table:table-cell table:formula="of:=[$master.Y19]" office:value-type="string" office:string-value="#17 - 2 Swift Way" calcext:value-type="string">
            <text:p>#17 - 2 Swift Way</text:p>
          </table:table-cell>
          <table:table-cell table:formula="of:=[$master.AB19]" office:value-type="float" office:value="13054" calcext:value-type="float">
            <text:p>13054</text:p>
          </table:table-cell>
          <table:table-cell table:formula="of:=[$master.Z19]" office:value-type="string" office:string-value="Shopton" calcext:value-type="string">
            <text:p>Shopton</text:p>
          </table:table-cell>
          <table:table-cell table:formula="of:=[$master.AA19]" office:value-type="string" office:string-value="NY" calcext:value-type="string">
            <text:p>NY</text:p>
          </table:table-cell>
          <table:table-cell table:formula="of:=[$master.AC19]" office:value-type="string" office:string-value="USA" calcext:value-type="string">
            <text:p>USA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  <table:table-cell table:style-name="ce15" table:formula="of:=[$master.E19]" office:value-type="date" office:date-value="1960-05-01" calcext:value-type="date">
            <text:p>1960-05-01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formula="of:=[$master.K19]" office:value-type="string" office:string-value="Swift Construction Company" calcext:value-type="string">
            <text:p>Swift Construction Company</text:p>
          </table:table-cell>
          <table:table-cell table:formula="of:=[$master.Q19]" office:value-type="string" office:string-value="Barton Swift" calcext:value-type="string">
            <text:p>Barton Swift</text:p>
          </table:table-cell>
          <table:table-cell table:formula="of:=[$master.N19]" office:value-type="string" office:string-value="Management 11" calcext:value-type="string">
            <text:p>Management 11</text:p>
          </table:table-cell>
          <table:table-cell table:formula="of:=[$master.H19]" office:value-type="string" office:string-value="Manager" calcext:value-type="string">
            <text:p>Manager</text:p>
          </table:table-cell>
          <table:table-cell table:formula="of:=[$master.G1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style-name="ce14" table:formula="of:=CONCATENATE(LEFT([.C19];1);LEFT([.B19];1))" office:value-type="string" office:string-value="RS" calcext:value-type="string">
            <text:p>RS</text:p>
          </table:table-cell>
          <table:table-cell table:formula="of:=[$master.Y20]" office:value-type="string" office:string-value="#18 - 2 Swift Way" calcext:value-type="string">
            <text:p>#18 - 2 Swift Way</text:p>
          </table:table-cell>
          <table:table-cell table:formula="of:=[$master.AB20]" office:value-type="float" office:value="13054" calcext:value-type="float">
            <text:p>13054</text:p>
          </table:table-cell>
          <table:table-cell table:formula="of:=[$master.Z20]" office:value-type="string" office:string-value="Shopton" calcext:value-type="string">
            <text:p>Shopton</text:p>
          </table:table-cell>
          <table:table-cell table:formula="of:=[$master.AA20]" office:value-type="string" office:string-value="NY" calcext:value-type="string">
            <text:p>NY</text:p>
          </table:table-cell>
          <table:table-cell table:formula="of:=[$master.AC20]" office:value-type="string" office:string-value="USA" calcext:value-type="string">
            <text:p>USA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  <table:table-cell table:style-name="ce15" table:formula="of:=[$master.E20]" office:value-type="date" office:date-value="1937-06-01" calcext:value-type="date">
            <text:p>1937-06-01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table:formula="of:=[$master.K20]" office:value-type="string" office:string-value="Swift Construction Company" calcext:value-type="string">
            <text:p>Swift Construction Company</text:p>
          </table:table-cell>
          <table:table-cell table:formula="of:=[$master.Q20]" office:value-type="string" office:string-value="Barton Swift" calcext:value-type="string">
            <text:p>Barton Swift</text:p>
          </table:table-cell>
          <table:table-cell table:formula="of:=[$master.N20]" office:value-type="string" office:string-value="Management 10" calcext:value-type="string">
            <text:p>Management 10</text:p>
          </table:table-cell>
          <table:table-cell table:formula="of:=[$master.H20]" office:value-type="string" office:string-value="Manager" calcext:value-type="string">
            <text:p>Manager</text:p>
          </table:table-cell>
          <table:table-cell table:formula="of:=[$master.G2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style-name="ce14" table:formula="of:=CONCATENATE(LEFT([.C20];1);LEFT([.B20];1))" office:value-type="string" office:string-value="SM" calcext:value-type="string">
            <text:p>SM</text:p>
          </table:table-cell>
          <table:table-cell table:formula="of:=[$master.Y21]" office:value-type="string" office:string-value="#19 - 2 Swift Way" calcext:value-type="string">
            <text:p>#19 - 2 Swift Way</text:p>
          </table:table-cell>
          <table:table-cell table:formula="of:=[$master.AB21]" office:value-type="float" office:value="13054" calcext:value-type="float">
            <text:p>13054</text:p>
          </table:table-cell>
          <table:table-cell table:formula="of:=[$master.Z21]" office:value-type="string" office:string-value="Shopton" calcext:value-type="string">
            <text:p>Shopton</text:p>
          </table:table-cell>
          <table:table-cell table:formula="of:=[$master.AA21]" office:value-type="string" office:string-value="NY" calcext:value-type="string">
            <text:p>NY</text:p>
          </table:table-cell>
          <table:table-cell table:formula="of:=[$master.AC21]" office:value-type="string" office:string-value="USA" calcext:value-type="string">
            <text:p>USA</text:p>
          </table:table-cell>
          <table:table-cell table:formula="of:=[$master.L21]" office:value-type="string" office:string-value="Receiver" calcext:value-type="string">
            <text:p>Receiver</text:p>
          </table:table-cell>
          <table:table-cell table:style-name="ce15" table:formula="of:=[$master.E21]" office:value-type="date" office:date-value="1960-07-01" calcext:value-type="date">
            <text:p>1960-07-01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table:formula="of:=[$master.K21]" office:value-type="string" office:string-value="Swift Construction Company" calcext:value-type="string">
            <text:p>Swift Construction Company</text:p>
          </table:table-cell>
          <table:table-cell table:formula="of:=[$master.Q21]" office:value-type="string" office:string-value="Miguel DeLazes" calcext:value-type="string">
            <text:p>Miguel DeLazes</text:p>
          </table:table-cell>
          <table:table-cell table:formula="of:=[$master.N21]" office:value-type="string" office:string-value="Production 02" calcext:value-type="string">
            <text:p>Production 02</text:p>
          </table:table-cell>
          <table:table-cell table:formula="of:=[$master.H21]" office:value-type="string" office:string-value="Team Member" calcext:value-type="string">
            <text:p>Team Member</text:p>
          </table:table-cell>
          <table:table-cell table:formula="of:=[$master.G2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style-name="ce14" table:formula="of:=CONCATENATE(LEFT([.C21];1);LEFT([.B21];1))" office:value-type="string" office:string-value="TS" calcext:value-type="string">
            <text:p>TS</text:p>
          </table:table-cell>
          <table:table-cell table:formula="of:=[$master.Y22]" office:value-type="string" office:string-value="#20 - 2 Swift Way" calcext:value-type="string">
            <text:p>#20 - 2 Swift Way</text:p>
          </table:table-cell>
          <table:table-cell table:formula="of:=[$master.AB22]" office:value-type="float" office:value="13054" calcext:value-type="float">
            <text:p>13054</text:p>
          </table:table-cell>
          <table:table-cell table:formula="of:=[$master.Z22]" office:value-type="string" office:string-value="Shopton" calcext:value-type="string">
            <text:p>Shopton</text:p>
          </table:table-cell>
          <table:table-cell table:formula="of:=[$master.AA22]" office:value-type="string" office:string-value="NY" calcext:value-type="string">
            <text:p>NY</text:p>
          </table:table-cell>
          <table:table-cell table:formula="of:=[$master.AC22]" office:value-type="string" office:string-value="USA" calcext:value-type="string">
            <text:p>USA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  <table:table-cell table:style-name="ce15" table:formula="of:=[$master.E22]" office:value-type="date" office:date-value="1959-11-25" calcext:value-type="date">
            <text:p>1959-11-25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table:formula="of:=[$master.K22]" office:value-type="string" office:string-value="Swift Construction Company" calcext:value-type="string">
            <text:p>Swift Construction Company</text:p>
          </table:table-cell>
          <table:table-cell table:formula="of:=[$master.Q22]" office:value-type="string" office:string-value="Barton Swift" calcext:value-type="string">
            <text:p>Barton Swift</text:p>
          </table:table-cell>
          <table:table-cell table:formula="of:=[$master.N22]" office:value-type="string" office:string-value="Management 12" calcext:value-type="string">
            <text:p>Management 12</text:p>
          </table:table-cell>
          <table:table-cell table:formula="of:=[$master.H22]" office:value-type="string" office:string-value="Manager" calcext:value-type="string">
            <text:p>Manager</text:p>
          </table:table-cell>
          <table:table-cell table:formula="of:=[$master.G2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style-name="ce14" table:formula="of:=CONCATENATE(LEFT([.C22];1);LEFT([.B22];1))" office:value-type="string" office:string-value="WD" calcext:value-type="string">
            <text:p>WD</text:p>
          </table:table-cell>
          <table:table-cell table:formula="of:=[$master.Y23]" office:value-type="string" office:string-value="#21 - 2 Swift Way" calcext:value-type="string">
            <text:p>#21 - 2 Swift Way</text:p>
          </table:table-cell>
          <table:table-cell table:formula="of:=[$master.AB23]" office:value-type="float" office:value="13054" calcext:value-type="float">
            <text:p>13054</text:p>
          </table:table-cell>
          <table:table-cell table:formula="of:=[$master.Z23]" office:value-type="string" office:string-value="Shopton" calcext:value-type="string">
            <text:p>Shopton</text:p>
          </table:table-cell>
          <table:table-cell table:formula="of:=[$master.AA23]" office:value-type="string" office:string-value="NY" calcext:value-type="string">
            <text:p>NY</text:p>
          </table:table-cell>
          <table:table-cell table:formula="of:=[$master.AC23]" office:value-type="string" office:string-value="USA" calcext:value-type="string">
            <text:p>USA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  <table:table-cell table:style-name="ce15" table:formula="of:=[$master.E23]" office:value-type="date" office:date-value="1960-09-01" calcext:value-type="date">
            <text:p>1960-09-01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table:formula="of:=[$master.K23]" office:value-type="string" office:string-value="Swift Construction Company" calcext:value-type="string">
            <text:p>Swift Construction Company</text:p>
          </table:table-cell>
          <table:table-cell table:formula="of:=[$master.Q23]" office:value-type="string" office:string-value="John Sharp" calcext:value-type="string">
            <text:p>John Sharp</text:p>
          </table:table-cell>
          <table:table-cell table:formula="of:=[$master.N23]" office:value-type="string" office:string-value="Technical 07" calcext:value-type="string">
            <text:p>Technical 07</text:p>
          </table:table-cell>
          <table:table-cell table:formula="of:=[$master.H23]" office:value-type="string" office:string-value="Team Member" calcext:value-type="string">
            <text:p>Team Member</text:p>
          </table:table-cell>
          <table:table-cell table:formula="of:=[$master.G2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style-name="ce14" table:formula="of:=CONCATENATE(LEFT([.C23];1);LEFT([.B23];1))" office:value-type="string" office:string-value="WC" calcext:value-type="string">
            <text:p>WC</text:p>
          </table:table-cell>
          <table:table-cell table:formula="of:=[$master.Y24]" office:value-type="string" office:string-value="#22 - 2 Swift Way" calcext:value-type="string">
            <text:p>#22 - 2 Swift Way</text:p>
          </table:table-cell>
          <table:table-cell table:formula="of:=[$master.AB24]" office:value-type="float" office:value="13054" calcext:value-type="float">
            <text:p>13054</text:p>
          </table:table-cell>
          <table:table-cell table:formula="of:=[$master.Z24]" office:value-type="string" office:string-value="Shopton" calcext:value-type="string">
            <text:p>Shopton</text:p>
          </table:table-cell>
          <table:table-cell table:formula="of:=[$master.AA24]" office:value-type="string" office:string-value="NY" calcext:value-type="string">
            <text:p>NY</text:p>
          </table:table-cell>
          <table:table-cell table:formula="of:=[$master.AC24]" office:value-type="string" office:string-value="USA" calcext:value-type="string">
            <text:p>USA</text:p>
          </table:table-cell>
          <table:table-cell table:formula="of:=[$master.L24]" office:value-type="string" office:string-value="Director, Legal" calcext:value-type="string">
            <text:p>Director, Legal</text:p>
          </table:table-cell>
          <table:table-cell table:style-name="ce15" table:formula="of:=[$master.E24]" office:value-type="date" office:date-value="1960-10-01" calcext:value-type="date">
            <text:p>1960-10-01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formula="of:=[$master.K24]" office:value-type="string" office:string-value="Swift Construction Company" calcext:value-type="string">
            <text:p>Swift Construction Company</text:p>
          </table:table-cell>
          <table:table-cell table:formula="of:=[$master.Q24]" office:value-type="string" office:string-value="Barton Swift" calcext:value-type="string">
            <text:p>Barton Swift</text:p>
          </table:table-cell>
          <table:table-cell table:formula="of:=[$master.N24]" office:value-type="string" office:string-value="Management 11" calcext:value-type="string">
            <text:p>Management 11</text:p>
          </table:table-cell>
          <table:table-cell table:formula="of:=[$master.H24]" office:value-type="string" office:string-value="Manager" calcext:value-type="string">
            <text:p>Manager</text:p>
          </table:table-cell>
          <table:table-cell table:formula="of:=[$master.G24]" office:value-type="string" office:string-value="appleton" calcext:value-type="string">
            <text:p>appleton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eberp" table:style-name="ta3" table:print-ranges="weberp.A1:weberp.E23">
        <table:table-column table:style-name="co32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40" table:default-cell-style-name="Excel_20_Built-in_20_Normal"/>
        <table:table-column table:style-name="co13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5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6" table:default-cell-style-name="Excel_20_Built-in_20_Normal"/>
        <table:table-column table:style-name="co52" table:default-cell-style-name="Excel_20_Built-in_20_Normal"/>
        <table:table-column table:style-name="co50" table:default-cell-style-name="Excel_20_Built-in_20_Normal"/>
        <table:table-column table:style-name="co53" table:default-cell-style-name="Excel_20_Built-in_20_Normal"/>
        <table:table-column table:style-name="co29" table:number-columns-repeated="230" table:default-cell-style-name="Excel_20_Built-in_20_Normal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Security Role</text:p>
          </table:table-cell>
          <table:table-cell office:value-type="string" calcext:value-type="string">
            <text:p>Default Location</text:p>
          </table:table-cell>
          <table:table-cell office:value-type="string" calcext:value-type="string">
            <text:p>Customer Code</text:p>
          </table:table-cell>
          <table:table-cell office:value-type="string" calcext:value-type="string">
            <text:p>Branch Code</text:p>
          </table:table-cell>
          <table:table-cell office:value-type="string" calcext:value-type="string">
            <text:p>Restrict to Sales Person</text:p>
          </table:table-cell>
          <table:table-cell office:value-type="string" calcext:value-type="string">
            <text:p>Report Page Siz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splay Orders options</text:p>
          </table:table-cell>
          <table:table-cell office:value-type="string" calcext:value-type="string">
            <text:p>Display Rcvbls options</text:p>
          </table:table-cell>
          <table:table-cell office:value-type="string" calcext:value-type="string">
            <text:p>Display Pybls options</text:p>
          </table:table-cell>
          <table:table-cell office:value-type="string" calcext:value-type="string">
            <text:p>Display Purch options</text:p>
          </table:table-cell>
          <table:table-cell office:value-type="string" calcext:value-type="string">
            <text:p>Display Inv options</text:p>
          </table:table-cell>
          <table:table-cell office:value-type="string" calcext:value-type="string">
            <text:p>Display Mfg options</text:p>
          </table:table-cell>
          <table:table-cell office:value-type="string" calcext:value-type="string">
            <text:p>Display GL options</text:p>
          </table:table-cell>
          <table:table-cell office:value-type="string" calcext:value-type="string">
            <text:p>Display Setup options</text:p>
          </table:table-cell>
          <table:table-cell office:value-type="string" calcext:value-type="string">
            <text:p>Account Status</text:p>
          </table:table-cell>
          <table:table-cell table:number-columns-repeated="230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$master.B3];&quot; &quot;;[master.C3])" office:value-type="string" office:string-value="Barcoe Jenks" calcext:value-type="string">
            <text:p>Barcoe 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System Administrator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$master.B4];&quot; &quot;;[master.C4])" office:value-type="string" office:string-value="Barton Swift" calcext:value-type="string">
            <text:p>Barton 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$master.B5];&quot; &quot;;[master.C5])" office:value-type="string" office:string-value="Bub Armstrong" calcext:value-type="string">
            <text:p>Bub 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$master.B6];&quot; &quot;;[master.C6])" office:value-type="string" office:string-value="Frank Mason" calcext:value-type="string">
            <text:p>Frank 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$master.B7];&quot; &quot;;[master.C7])" office:value-type="string" office:string-value="Garret Jackson" calcext:value-type="string">
            <text:p>Garret 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$master.B8];&quot; &quot;;[master.C8])" office:value-type="string" office:string-value="Hank Baldwin" calcext:value-type="string">
            <text:p>Hank 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$master.B9];&quot; &quot;;[master.C9])" office:value-type="string" office:string-value="Helen Randall" calcext:value-type="string">
            <text:p>Helen 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$master.B10];&quot; &quot;;[master.C10])" office:value-type="string" office:string-value="Jacab Wood" calcext:value-type="string">
            <text:p>Jacab 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$master.B11];&quot; &quot;;[master.C11])" office:value-type="string" office:string-value="James Period" calcext:value-type="string">
            <text:p>James 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$master.B12];&quot; &quot;;[master.C12])" office:value-type="string" office:string-value="Jennie Haddon" calcext:value-type="string">
            <text:p>Jennie 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$master.B13];&quot; &quot;;[master.C13])" office:value-type="string" office:string-value="Jennie Morse" calcext:value-type="string">
            <text:p>Jennie 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$master.B14];&quot; &quot;;[master.C14])" office:value-type="string" office:string-value="John Sharp" calcext:value-type="string">
            <text:p>John 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$master.B15];&quot; &quot;;[master.C15])" office:value-type="string" office:string-value="Martha Baggert" calcext:value-type="string">
            <text:p>Martha 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$master.B16];&quot; &quot;;[master.C16])" office:value-type="string" office:string-value="Mary Nestor" calcext:value-type="string">
            <text:p>Mary 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$master.B17];&quot; &quot;;[master.C17])" office:value-type="string" office:string-value="Minnie Blair" calcext:value-type="string">
            <text:p>Minnie 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$master.B18];&quot; &quot;;[master.C18])" office:value-type="string" office:string-value="Miquel DeLazes" calcext:value-type="string">
            <text:p>Miquel 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$master.B19];&quot; &quot;;[master.C19])" office:value-type="string" office:string-value="Ned Newton" calcext:value-type="string">
            <text:p>Ned 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$master.B20];&quot; &quot;;[master.C20])" office:value-type="string" office:string-value="Rad Sampson" calcext:value-type="string">
            <text:p>Rad 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$master.B21];&quot; &quot;;[master.C21])" office:value-type="string" office:string-value="Sarah Malloy" calcext:value-type="string">
            <text:p>Sarah 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$master.B22];&quot; &quot;;[master.C22])" office:value-type="string" office:string-value="Tom Swift" calcext:value-type="string">
            <text:p>Tom 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$master.B23];&quot; &quot;;[master.C23])" office:value-type="string" office:string-value="Wakefield Damon" calcext:value-type="string">
            <text:p>Wakefield 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5];&quot; &quot;;[master.H25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$master.B24];&quot; &quot;;[master.C24])" office:value-type="string" office:string-value="William Crawford" calcext:value-type="string">
            <text:p>William 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6];&quot; &quot;;[master.H26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 table:number-rows-repeated="1048551">
          <table:table-cell table:number-columns-repeated="252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opendocman" table:style-name="ta2">
        <office:forms form:automatic-focus="false" form:apply-design-mode="false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viewer</text:p>
          </table:table-cell>
          <table:table-cell office:value-type="string" calcext:value-type="string">
            <text:p>Reviewer Department(s)</text:p>
          </table:table-cell>
        </table:table-row>
        <table:table-row table:style-name="ro1"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Resources</text:p>
          </table:table-cell>
        </table:table-row>
        <table:table-row table:style-name="ro1"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gal</text:p>
          </table:table-cell>
        </table:table-row>
        <table:table-row table:style-name="ro1"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S/IT</text:p>
          </table:table-cell>
        </table:table-row>
        <table:table-row table:style-name="ro1"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es &amp; Marketing</text:p>
          </table:table-cell>
        </table:table-row>
        <table:table-row table:style-name="ro1"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duct Management</text:p>
          </table:table-cell>
        </table:table-row>
        <table:table-row table:style-name="ro1"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EXCEPT Information Systems</text:p>
          </table:table-cell>
        </table:table-row>
        <table:table-row table:style-name="ro1"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estro-yii" table:style-name="ta3" table:print-ranges="'maestro-yii'.A1:'maestro-yii'.H25">
        <office:forms form:automatic-focus="false" form:apply-design-mode="false"/>
        <table:table-column table:style-name="co54" table:number-columns-repeated="3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number-columns-repeated="250" table:default-cell-style-name="Excel_20_Built-in_20_Normal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profil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@firefly.scc.lo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ystem</text:p>
          </table:table-cell>
          <table:table-cell table:formula="of:=CONCATENATE(LEFT([.G2];1);LEFT([.F2];1))" office:value-type="string" office:string-value="SA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.2193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emo@firefly.scc.lo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mo</text:p>
          </table:table-cell>
          <table:table-cell table:formula="of:=CONCATENATE(LEFT([.G3];1);LEFT([.F3];1))" office:value-type="string" office:string-value="DU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CONCATENATE(LEFT([$master.B3]);LEFT([$master.C3]))" office:value-type="string" office:string-value="BJ" calcext:value-type="string">
            <text:p>BJ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CONCATENATE(LEFT([.G4];1);LEFT([.F4];1))" office:value-type="string" office:string-value="BJ" calcext:value-type="string">
            <text:p>BJ</text:p>
          </table:table-cell>
          <table:table-cell table:formula="of:=[$master.I3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CONCATENATE(LEFT([$master.B4]);LEFT([$master.C4]))" office:value-type="string" office:string-value="BS" calcext:value-type="string">
            <text:p>BS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CONCATENATE(LEFT([.G5];1);LEFT([.F5];1))" office:value-type="string" office:string-value="BS" calcext:value-type="string">
            <text:p>BS</text:p>
          </table:table-cell>
          <table:table-cell table:formula="of:=[$master.I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CONCATENATE(LEFT([$master.B5]);LEFT([$master.C5]))" office:value-type="string" office:string-value="BA" calcext:value-type="string">
            <text:p>BA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CONCATENATE(LEFT([.G6];1);LEFT([.F6];1))" office:value-type="string" office:string-value="BA" calcext:value-type="string">
            <text:p>BA</text:p>
          </table:table-cell>
          <table:table-cell table:formula="of:=[$master.I5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CONCATENATE(LEFT([$master.B6]);LEFT([$master.C6]))" office:value-type="string" office:string-value="FM" calcext:value-type="string">
            <text:p>FM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CONCATENATE(LEFT([.G7];1);LEFT([.F7];1))" office:value-type="string" office:string-value="FM" calcext:value-type="string">
            <text:p>FM</text:p>
          </table:table-cell>
          <table:table-cell table:formula="of:=[$master.I6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CONCATENATE(LEFT([$master.B7]);LEFT([$master.C7]))" office:value-type="string" office:string-value="GJ" calcext:value-type="string">
            <text:p>GJ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CONCATENATE(LEFT([.G8];1);LEFT([.F8];1))" office:value-type="string" office:string-value="GJ" calcext:value-type="string">
            <text:p>GJ</text:p>
          </table:table-cell>
          <table:table-cell table:formula="of:=[$master.I7]"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CONCATENATE(LEFT([$master.B8]);LEFT([$master.C8]))" office:value-type="string" office:string-value="HB" calcext:value-type="string">
            <text:p>HB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CONCATENATE(LEFT([.G9];1);LEFT([.F9];1))" office:value-type="string" office:string-value="HB" calcext:value-type="string">
            <text:p>HB</text:p>
          </table:table-cell>
          <table:table-cell table:formula="of:=[$master.I8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CONCATENATE(LEFT([$master.B9]);LEFT([$master.C9]))" office:value-type="string" office:string-value="HR" calcext:value-type="string">
            <text:p>HR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CONCATENATE(LEFT([.G10];1);LEFT([.F10];1))" office:value-type="string" office:string-value="HR" calcext:value-type="string">
            <text:p>HR</text:p>
          </table:table-cell>
          <table:table-cell table:formula="of:=[$master.I9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CONCATENATE(LEFT([$master.B10]);LEFT([$master.C10]))" office:value-type="string" office:string-value="JW" calcext:value-type="string">
            <text:p>JW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CONCATENATE(LEFT([.G11];1);LEFT([.F11];1))" office:value-type="string" office:string-value="JW" calcext:value-type="string">
            <text:p>JW</text:p>
          </table:table-cell>
          <table:table-cell table:formula="of:=[$master.I10]" office:value-type="float" office:value="5" calcext:value-type="float">
            <text:p>5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CONCATENATE(LEFT([$master.B11]);LEFT([$master.C11]))" office:value-type="string" office:string-value="JP" calcext:value-type="string">
            <text:p>JP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CONCATENATE(LEFT([.G12];1);LEFT([.F12];1))" office:value-type="string" office:string-value="JP" calcext:value-type="string">
            <text:p>JP</text:p>
          </table:table-cell>
          <table:table-cell table:formula="of:=[$master.I11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CONCATENATE(LEFT([$master.B12]);LEFT([$master.C12]))" office:value-type="string" office:string-value="JH" calcext:value-type="string">
            <text:p>JH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CONCATENATE(LEFT([.G13];1);LEFT([.F13];1))" office:value-type="string" office:string-value="JH" calcext:value-type="string">
            <text:p>JH</text:p>
          </table:table-cell>
          <table:table-cell table:formula="of:=[$master.I12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CONCATENATE(LEFT([$master.B13]);LEFT([$master.C13]))" office:value-type="string" office:string-value="JM" calcext:value-type="string">
            <text:p>JM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CONCATENATE(LEFT([.G14];1);LEFT([.F14];1))" office:value-type="string" office:string-value="JM" calcext:value-type="string">
            <text:p>JM</text:p>
          </table:table-cell>
          <table:table-cell table:formula="of:=[$master.I13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CONCATENATE(LEFT([$master.B14]);LEFT([$master.C14]))" office:value-type="string" office:string-value="JS" calcext:value-type="string">
            <text:p>JS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CONCATENATE(LEFT([.G15];1);LEFT([.F15];1))" office:value-type="string" office:string-value="JS" calcext:value-type="string">
            <text:p>JS</text:p>
          </table:table-cell>
          <table:table-cell table:formula="of:=[$master.I1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CONCATENATE(LEFT([$master.B15]);LEFT([$master.C15]))" office:value-type="string" office:string-value="MB" calcext:value-type="string">
            <text:p>MB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CONCATENATE(LEFT([.G16];1);LEFT([.F16];1))" office:value-type="string" office:string-value="MB" calcext:value-type="string">
            <text:p>MB</text:p>
          </table:table-cell>
          <table:table-cell table:formula="of:=[$master.I15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CONCATENATE(LEFT([$master.B16]);LEFT([$master.C16]))" office:value-type="string" office:string-value="MN" calcext:value-type="string">
            <text:p>MN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CONCATENATE(LEFT([.G17];1);LEFT([.F17];1))" office:value-type="string" office:string-value="MN" calcext:value-type="string">
            <text:p>MN</text:p>
          </table:table-cell>
          <table:table-cell table:formula="of:=[$master.I16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CONCATENATE(LEFT([$master.B17]);LEFT([$master.C17]))" office:value-type="string" office:string-value="MB" calcext:value-type="string">
            <text:p>MB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CONCATENATE(LEFT([.G18];1);LEFT([.F18];1))" office:value-type="string" office:string-value="MB" calcext:value-type="string">
            <text:p>MB</text:p>
          </table:table-cell>
          <table:table-cell table:formula="of:=[$master.I17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CONCATENATE(LEFT([$master.B18]);LEFT([$master.C18]))" office:value-type="string" office:string-value="MD" calcext:value-type="string">
            <text:p>MD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CONCATENATE(LEFT([.G19];1);LEFT([.F19];1))" office:value-type="string" office:string-value="MD" calcext:value-type="string">
            <text:p>MD</text:p>
          </table:table-cell>
          <table:table-cell table:formula="of:=[$master.I18]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CONCATENATE(LEFT([$master.B19]);LEFT([$master.C19]))" office:value-type="string" office:string-value="NN" calcext:value-type="string">
            <text:p>N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CONCATENATE(LEFT([.G20];1);LEFT([.F20];1))" office:value-type="string" office:string-value="NN" calcext:value-type="string">
            <text:p>NN</text:p>
          </table:table-cell>
          <table:table-cell table:formula="of:=[$master.I19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CONCATENATE(LEFT([$master.B20]);LEFT([$master.C20]))" office:value-type="string" office:string-value="RS" calcext:value-type="string">
            <text:p>RS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CONCATENATE(LEFT([.G21];1);LEFT([.F21];1))" office:value-type="string" office:string-value="RS" calcext:value-type="string">
            <text:p>RS</text:p>
          </table:table-cell>
          <table:table-cell table:formula="of:=[$master.I20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CONCATENATE(LEFT([$master.B21]);LEFT([$master.C21]))" office:value-type="string" office:string-value="SM" calcext:value-type="string">
            <text:p>SM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CONCATENATE(LEFT([.G22];1);LEFT([.F22];1))" office:value-type="string" office:string-value="SM" calcext:value-type="string">
            <text:p>SM</text:p>
          </table:table-cell>
          <table:table-cell table:formula="of:=[$master.I21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CONCATENATE(LEFT([$master.B22]);LEFT([$master.C22]))" office:value-type="string" office:string-value="TS" calcext:value-type="string">
            <text:p>TS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CONCATENATE(LEFT([.G23];1);LEFT([.F23];1))" office:value-type="string" office:string-value="TS" calcext:value-type="string">
            <text:p>TS</text:p>
          </table:table-cell>
          <table:table-cell table:formula="of:=[$master.I22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CONCATENATE(LEFT([$master.B23]);LEFT([$master.C23]))" office:value-type="string" office:string-value="WD" calcext:value-type="string">
            <text:p>WD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CONCATENATE(LEFT([.G24];1);LEFT([.F24];1))" office:value-type="string" office:string-value="WD" calcext:value-type="string">
            <text:p>WD</text:p>
          </table:table-cell>
          <table:table-cell table:formula="of:=[$master.I23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CONCATENATE(LEFT([$master.B24]);LEFT([$master.C24]))" office:value-type="string" office:string-value="WC" calcext:value-type="string">
            <text:p>WC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CONCATENATE(LEFT([.G25];1);LEFT([.F25];1))" office:value-type="string" office:string-value="WC" calcext:value-type="string">
            <text:p>WC</text:p>
          </table:table-cell>
          <table:table-cell table:formula="of:=[$master.I24]" office:value-type="float" office:value="1" calcext:value-type="float">
            <text:p>1</text:p>
          </table:table-cell>
          <table:table-cell table:number-columns-repeated="247"/>
        </table:table-row>
        <table:table-row table:style-name="ro1" table:number-rows-repeated="1048547">
          <table:table-cell table:number-columns-repeated="25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erp" table:style-name="ta4">
        <office:forms form:automatic-focus="false" form:apply-design-mode="false"/>
        <table:table-column table:style-name="co59" table:number-columns-repeated="2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59" table:number-columns-repeated="244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tification_email_send</text:p>
          </table:table-cell>
          <table:table-cell office:value-type="string" calcext:value-type="string">
            <text:p>signature</text:p>
          </table:table-cell>
          <table:table-cell table:number-columns-repeated="244"/>
        </table:table-row>
        <table:table-row table:style-name="ro3">
          <table:table-cell/>
          <table:table-cell table:formula="of:=IF([$master.A3]=1;&quot;YES&quot;;&quot;NO&quot;)" office:value-type="string" office:string-value="YES" calcext:value-type="string">
            <text:p>YES</text:p>
          </table:table-cell>
          <table:table-cell table:formula="of:=[$master.B3]&amp;&quot; &quot;&amp;[$master.C3]" office:value-type="string" office:string-value="Barcoe Jenks" calcext:value-type="string">
            <text:p>Barcoe Jenks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4]&amp;&quot; &quot;&amp;[$master.C4]" office:value-type="string" office:string-value="Barton Swift" calcext:value-type="string">
            <text:p>Barton Swift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5]&amp;&quot; &quot;&amp;[$master.C5]" office:value-type="string" office:string-value="Bub Armstrong" calcext:value-type="string">
            <text:p>Bub Armstrong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6]&amp;&quot; &quot;&amp;[$master.C6]" office:value-type="string" office:string-value="Frank Mason" calcext:value-type="string">
            <text:p>Frank Mason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7]&amp;&quot; &quot;&amp;[$master.C7]" office:value-type="string" office:string-value="Garret Jackson" calcext:value-type="string">
            <text:p>Garret Jackson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8]&amp;&quot; &quot;&amp;[$master.C8]" office:value-type="string" office:string-value="Hank Baldwin" calcext:value-type="string">
            <text:p>Hank Baldwin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9]&amp;&quot; &quot;&amp;[$master.C9]" office:value-type="string" office:string-value="Helen Randall" calcext:value-type="string">
            <text:p>Helen Randall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0]&amp;&quot; &quot;&amp;[$master.C10]" office:value-type="string" office:string-value="Jacab Wood" calcext:value-type="string">
            <text:p>Jacab Wood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1]&amp;&quot; &quot;&amp;[$master.C11]" office:value-type="string" office:string-value="James Period" calcext:value-type="string">
            <text:p>James Period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2]&amp;&quot; &quot;&amp;[$master.C12]" office:value-type="string" office:string-value="Jennie Haddon" calcext:value-type="string">
            <text:p>Jennie Haddon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3]&amp;&quot; &quot;&amp;[$master.C13]" office:value-type="string" office:string-value="Jennie Morse" calcext:value-type="string">
            <text:p>Jennie Mors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4]&amp;&quot; &quot;&amp;[$master.C14]" office:value-type="string" office:string-value="John Sharp" calcext:value-type="string">
            <text:p>John Sharp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5]&amp;&quot; &quot;&amp;[$master.C15]" office:value-type="string" office:string-value="Martha Baggert" calcext:value-type="string">
            <text:p>Martha Baggert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6]&amp;&quot; &quot;&amp;[$master.C16]" office:value-type="string" office:string-value="Mary Nestor" calcext:value-type="string">
            <text:p>Mary Nestor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7]&amp;&quot; &quot;&amp;[$master.C17]" office:value-type="string" office:string-value="Minnie Blair" calcext:value-type="string">
            <text:p>Minnie Blair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8]&amp;&quot; &quot;&amp;[$master.C18]" office:value-type="string" office:string-value="Miquel DeLazes" calcext:value-type="string">
            <text:p>Miquel DeLazes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9]&amp;&quot; &quot;&amp;[$master.C19]" office:value-type="string" office:string-value="Ned Newton" calcext:value-type="string">
            <text:p>Ned Newton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0]&amp;&quot; &quot;&amp;[$master.C20]" office:value-type="string" office:string-value="Rad Sampson" calcext:value-type="string">
            <text:p>Rad Sampson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1]&amp;&quot; &quot;&amp;[$master.C21]" office:value-type="string" office:string-value="Sarah Malloy" calcext:value-type="string">
            <text:p>Sarah Malloy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2]&amp;&quot; &quot;&amp;[$master.C22]" office:value-type="string" office:string-value="Tom Swift" calcext:value-type="string">
            <text:p>Tom Swift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3]&amp;&quot; &quot;&amp;[$master.C23]" office:value-type="string" office:string-value="Wakefield Damon" calcext:value-type="string">
            <text:p>Wakefield Damon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4]&amp;&quot; &quot;&amp;[$master.C24]" office:value-type="string" office:string-value="William Crawford" calcext:value-type="string">
            <text:p>William Crawford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44"/>
        </table:table-row>
        <table:table-row table:style-name="ro1" table:number-rows-repeated="1048552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tryton" table:style-name="ta5">
        <office:forms form:automatic-focus="false" form:apply-design-mode="false"/>
        <table:table-column table:style-name="co65" table:number-columns-repeated="2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5" table:number-columns-repeated="251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ignature</text:p>
          </table:table-cell>
          <table:table-cell table:number-columns-repeated="251"/>
        </table:table-row>
        <table:table-row table:style-name="ro3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CONCATENATE([$master.B3];&quot; &quot;;[$master.C3])" office:value-type="string" office:string-value="Barcoe Jenks" calcext:value-type="string">
            <text:p>Barcoe 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CONCATENATE([$master.B4];&quot; &quot;;[$master.C4])" office:value-type="string" office:string-value="Barton Swift" calcext:value-type="string">
            <text:p>Barton 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CONCATENATE([$master.B5];&quot; &quot;;[$master.C5])" office:value-type="string" office:string-value="Bub Armstrong" calcext:value-type="string">
            <text:p>Bub 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CONCATENATE([$master.B6];&quot; &quot;;[$master.C6])" office:value-type="string" office:string-value="Frank Mason" calcext:value-type="string">
            <text:p>Frank 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CONCATENATE([$master.B7];&quot; &quot;;[$master.C7])" office:value-type="string" office:string-value="Garret Jackson" calcext:value-type="string">
            <text:p>Garret 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CONCATENATE([$master.B8];&quot; &quot;;[$master.C8])" office:value-type="string" office:string-value="Hank Baldwin" calcext:value-type="string">
            <text:p>Hank 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CONCATENATE([$master.B9];&quot; &quot;;[$master.C9])" office:value-type="string" office:string-value="Helen Randall" calcext:value-type="string">
            <text:p>Helen 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CONCATENATE([$master.B10];&quot; &quot;;[$master.C10])" office:value-type="string" office:string-value="Jacab Wood" calcext:value-type="string">
            <text:p>Jacab 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CONCATENATE([$master.B11];&quot; &quot;;[$master.C11])" office:value-type="string" office:string-value="James Period" calcext:value-type="string">
            <text:p>James 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CONCATENATE([$master.B12];&quot; &quot;;[$master.C12])" office:value-type="string" office:string-value="Jennie Haddon" calcext:value-type="string">
            <text:p>Jennie 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CONCATENATE([$master.B13];&quot; &quot;;[$master.C13])" office:value-type="string" office:string-value="Jennie Morse" calcext:value-type="string">
            <text:p>Jennie 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CONCATENATE([$master.B14];&quot; &quot;;[$master.C14])" office:value-type="string" office:string-value="John Sharp" calcext:value-type="string">
            <text:p>John 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CONCATENATE([$master.B15];&quot; &quot;;[$master.C15])" office:value-type="string" office:string-value="Martha Baggert" calcext:value-type="string">
            <text:p>Martha 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CONCATENATE([$master.B16];&quot; &quot;;[$master.C16])" office:value-type="string" office:string-value="Mary Nestor" calcext:value-type="string">
            <text:p>Mary 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CONCATENATE([$master.B17];&quot; &quot;;[$master.C17])" office:value-type="string" office:string-value="Minnie Blair" calcext:value-type="string">
            <text:p>Minnie 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CONCATENATE([$master.B18];&quot; &quot;;[$master.C18])" office:value-type="string" office:string-value="Miquel DeLazes" calcext:value-type="string">
            <text:p>Miquel 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CONCATENATE([$master.B19];&quot; &quot;;[$master.C19])" office:value-type="string" office:string-value="Ned Newton" calcext:value-type="string">
            <text:p>Ned 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CONCATENATE([$master.B20];&quot; &quot;;[$master.C20])" office:value-type="string" office:string-value="Rad Sampson" calcext:value-type="string">
            <text:p>Rad 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CONCATENATE([$master.B21];&quot; &quot;;[$master.C21])" office:value-type="string" office:string-value="Sarah Malloy" calcext:value-type="string">
            <text:p>Sarah 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CONCATENATE([$master.B22];&quot; &quot;;[$master.C22])" office:value-type="string" office:string-value="Tom Swift" calcext:value-type="string">
            <text:p>Tom 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CONCATENATE([$master.B23];&quot; &quot;;[$master.C23])" office:value-type="string" office:string-value="Wakefield Damon" calcext:value-type="string">
            <text:p>Wakefield 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CONCATENATE([$master.B24];&quot; &quot;;[$master.C24])" office:value-type="string" office:string-value="William Crawford" calcext:value-type="string">
            <text:p>William 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51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dap" table:style-name="ta2" table:print="false">
        <office:forms form:automatic-focus="false" form:apply-design-mode="false"/>
        <table:table-column table:style-name="co68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nager</text:p>
          </table:table-cell>
          <table:table-cell table:number-columns-repeated="2" office:value-type="string" calcext:value-type="string">
            <text:p>objectClas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office:annotation draw:style-name="gr3" draw:text-style-name="P2" svg:width="1.1413in" svg:height="0.4209in" svg:x="18.1693in" svg:y="0in" draw:caption-point-x="-0.2402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 calcext:value-type="string">
            <text:p>Administrator Us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office:value-type="string" calcext:value-type="string">
            <text:p>Administrator Us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3]; &quot; &quot;;[$master.C3])" office:value-type="string" office:string-value="Barcoe Jenks" calcext:value-type="string">
            <text:p>Barcoe 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CONCATENATE(&quot;cn=&quot;;[$master.Q3];&quot;,ou=People,dc=scc,dc=org&quot;)" office:value-type="string" office:string-value="cn=Tom Swift,ou=People,dc=scc,dc=org" calcext:value-type="string">
            <text:p>cn=Tom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4]; &quot; &quot;;[$master.C4])" office:value-type="string" office:string-value="Barton Swift" calcext:value-type="string">
            <text:p>Barton 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L4]" office:value-type="string" office:string-value="President" calcext:value-type="string">
            <text:p>President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CONCATENATE(&quot;cn=&quot;;[$master.Q4];&quot;,ou=People,dc=scc,dc=org&quot;)" office:value-type="string" office:string-value="cn=,ou=People,dc=scc,dc=org" calcext:value-type="string">
            <text:p>cn=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5]; &quot; &quot;;[$master.C5])" office:value-type="string" office:string-value="Bub Armstrong" calcext:value-type="string">
            <text:p>Bub 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CONCATENATE(&quot;cn=&quot;;[$master.Q5];&quot;,ou=People,dc=scc,dc=org&quot;)" office:value-type="string" office:string-value="cn=Tom Swift,ou=People,dc=scc,dc=org" calcext:value-type="string">
            <text:p>cn=Tom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6]; &quot; &quot;;[$master.C6])" office:value-type="string" office:string-value="Frank Mason" calcext:value-type="string">
            <text:p>Frank 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CONCATENATE(&quot;cn=&quot;;[$master.Q6];&quot;,ou=People,dc=scc,dc=org&quot;)" office:value-type="string" office:string-value="cn=Tom Swift,ou=People,dc=scc,dc=org" calcext:value-type="string">
            <text:p>cn=Tom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7]; &quot; &quot;;[$master.C7])" office:value-type="string" office:string-value="Garret Jackson" calcext:value-type="string">
            <text:p>Garret 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CONCATENATE(&quot;cn=&quot;;[$master.Q7];&quot;,ou=People,dc=scc,dc=org&quot;)" office:value-type="string" office:string-value="cn=Miguel DeLazes,ou=People,dc=scc,dc=org" calcext:value-type="string">
            <text:p>cn=Miguel DeLazes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8]; &quot; &quot;;[$master.C8])" office:value-type="string" office:string-value="Hank Baldwin" calcext:value-type="string">
            <text:p>Hank 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L8]" office:value-type="string" office:string-value="Lead Hand" calcext:value-type="string">
            <text:p>Lead Hand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CONCATENATE(&quot;cn=&quot;;[$master.Q8];&quot;,ou=People,dc=scc,dc=org&quot;)" office:value-type="string" office:string-value="cn=Miguel DeLazes,ou=People,dc=scc,dc=org" calcext:value-type="string">
            <text:p>cn=Miguel DeLazes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9]; &quot; &quot;;[$master.C9])" office:value-type="string" office:string-value="Helen Randall" calcext:value-type="string">
            <text:p>Helen 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L9]" office:value-type="string" office:string-value="AP Clerk" calcext:value-type="string">
            <text:p>AP Clerk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CONCATENATE(&quot;cn=&quot;;[$master.Q9];&quot;,ou=People,dc=scc,dc=org&quot;)" office:value-type="string" office:string-value="cn=Ned Newton,ou=People,dc=scc,dc=org" calcext:value-type="string">
            <text:p>cn=Ned Newton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0]; &quot; &quot;;[$master.C10])" office:value-type="string" office:string-value="Jacab Wood" calcext:value-type="string">
            <text:p>Jacab 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L10]" office:value-type="string" office:string-value="Sales Agent" calcext:value-type="string">
            <text:p>Sales Agent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CONCATENATE(&quot;cn=&quot;;[$master.Q10];&quot;,ou=People,dc=scc,dc=org&quot;)" office:value-type="string" office:string-value="cn=James Period,ou=People,dc=scc,dc=org" calcext:value-type="string">
            <text:p>cn=James Period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0]" office:value-type="string" office:string-value="jwood" calcext:value-type="string">
            <text:p>jwoo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1]; &quot; &quot;;[$master.C11])" office:value-type="string" office:string-value="James Period" calcext:value-type="string">
            <text:p>James 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CONCATENATE(&quot;cn=&quot;;[$master.Q11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2]; &quot; &quot;;[$master.C12])" office:value-type="string" office:string-value="Jennie Haddon" calcext:value-type="string">
            <text:p>Jennie 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L12]" office:value-type="string" office:string-value="Buyer" calcext:value-type="string">
            <text:p>Buyer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CONCATENATE(&quot;cn=&quot;;[$master.Q12];&quot;,ou=People,dc=scc,dc=org&quot;)" office:value-type="string" office:string-value="cn=Miguel DeLazes,ou=People,dc=scc,dc=org" calcext:value-type="string">
            <text:p>cn=Miguel DeLazes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3]; &quot; &quot;;[$master.C13])" office:value-type="string" office:string-value="Jennie Morse" calcext:value-type="string">
            <text:p>Jennie 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L13]" office:value-type="string" office:string-value="AR Clerk" calcext:value-type="string">
            <text:p>AR Clerk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CONCATENATE(&quot;cn=&quot;;[$master.Q13];&quot;,ou=People,dc=scc,dc=org&quot;)" office:value-type="string" office:string-value="cn=Ned Newton,ou=People,dc=scc,dc=org" calcext:value-type="string">
            <text:p>cn=Ned Newton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4]; &quot; &quot;;[$master.C14])" office:value-type="string" office:string-value="John Sharp" calcext:value-type="string">
            <text:p>John 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CONCATENATE(&quot;cn=&quot;;[$master.Q14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5]; &quot; &quot;;[$master.C15])" office:value-type="string" office:string-value="Martha Baggert" calcext:value-type="string">
            <text:p>Martha 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CONCATENATE(&quot;cn=&quot;;[$master.Q15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6]; &quot; &quot;;[$master.C16])" office:value-type="string" office:string-value="Mary Nestor" calcext:value-type="string">
            <text:p>Mary 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CONCATENATE(&quot;cn=&quot;;[$master.Q16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7]; &quot; &quot;;[$master.C17])" office:value-type="string" office:string-value="Minnie Blair" calcext:value-type="string">
            <text:p>Minnie 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CONCATENATE(&quot;cn=&quot;;[$master.Q17];&quot;,ou=People,dc=scc,dc=org&quot;)" office:value-type="string" office:string-value="cn=Tom Swift,ou=People,dc=scc,dc=org" calcext:value-type="string">
            <text:p>cn=Tom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8]; &quot; &quot;;[$master.C18])" office:value-type="string" office:string-value="Miquel DeLazes" calcext:value-type="string">
            <text:p>Miquel 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CONCATENATE(&quot;cn=&quot;;[$master.Q18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9]; &quot; &quot;;[$master.C19])" office:value-type="string" office:string-value="Ned Newton" calcext:value-type="string">
            <text:p>Ned 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CONCATENATE(&quot;cn=&quot;;[$master.Q19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0]; &quot; &quot;;[$master.C20])" office:value-type="string" office:string-value="Rad Sampson" calcext:value-type="string">
            <text:p>Rad 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CONCATENATE(&quot;cn=&quot;;[$master.Q20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1]; &quot; &quot;;[$master.C21])" office:value-type="string" office:string-value="Sarah Malloy" calcext:value-type="string">
            <text:p>Sarah 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L21]" office:value-type="string" office:string-value="Receiver" calcext:value-type="string">
            <text:p>Receiver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CONCATENATE(&quot;cn=&quot;;[$master.Q21];&quot;,ou=People,dc=scc,dc=org&quot;)" office:value-type="string" office:string-value="cn=Miguel DeLazes,ou=People,dc=scc,dc=org" calcext:value-type="string">
            <text:p>cn=Miguel DeLazes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2]; &quot; &quot;;[$master.C22])" office:value-type="string" office:string-value="Tom Swift" calcext:value-type="string">
            <text:p>Tom 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CONCATENATE(&quot;cn=&quot;;[$master.Q22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3]; &quot; &quot;;[$master.C23])" office:value-type="string" office:string-value="Wakefield Damon" calcext:value-type="string">
            <text:p>Wakefield 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CONCATENATE(&quot;cn=&quot;;[$master.Q23];&quot;,ou=People,dc=scc,dc=org&quot;)" office:value-type="string" office:string-value="cn=John Sharp,ou=People,dc=scc,dc=org" calcext:value-type="string">
            <text:p>cn=John Sharp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4]; &quot; &quot;;[$master.C24])" office:value-type="string" office:string-value="William Crawford" calcext:value-type="string">
            <text:p>William 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L24]" office:value-type="string" office:string-value="Director, Legal" calcext:value-type="string">
            <text:p>Director, Legal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CONCATENATE(&quot;cn=&quot;;[$master.Q24];&quot;,ou=People,dc=scc,dc=org&quot;)" office:value-type="string" office:string-value="cn=Barton Swift,ou=People,dc=scc,dc=org" calcext:value-type="string">
            <text:p>cn=Barton Swift,ou=People,dc=scc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 number:style="long"/>
      <number:text>-</number:text>
      <number:month number:style="long"/>
      <number:text>-</number:text>
      <number:year number:style="long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09" number:language="en" number:country="CA">
      <number:day number:style="long"/>
      <number:text>-</number:text>
      <number:month number:textual="true"/>
    </number:date-style>
    <number:date-style style:name="N20110" number:language="en" number:country="CA">
      <number:month number:textual="true"/>
      <number:text>-</number:text>
      <number:year/>
    </number:date-style>
    <number:time-style style:name="N20111" number:language="en" number:country="CA">
      <number:hours/>
      <number:text>:</number:text>
      <number:minutes number:style="long"/>
      <number:text> </number:text>
      <number:am-pm/>
    </number:time-style>
    <number:time-style style:name="N2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</number:time-style>
    <number:time-style style:name="N2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family="Arial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ableStyleLight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6:02:53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6:03:52.755000000</dc:date>
    <meta:editing-cycles>24</meta:editing-cycles>
    <meta:editing-duration>PT2H30M34S</meta:editing-duration>
    <meta:generator>LibreOffice/4.3.0.4$Windows_x86 LibreOffice_project/62ad5818884a2fc2e5780dd45466868d41009ec0</meta:generator>
    <meta:document-statistic meta:table-count="10" meta:cell-count="2702" meta:object-count="0"/>
  </office:meta>
</office:document-meta>
</file>